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5.883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5.188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6.216cm"/>
    </style:style>
    <style:style style:name="co10" style:family="table-column">
      <style:table-column-properties fo:break-before="auto" style:column-width="2.969cm"/>
    </style:style>
    <style:style style:name="co11" style:family="table-column">
      <style:table-column-properties fo:break-before="auto" style:column-width="6.105cm"/>
    </style:style>
    <style:style style:name="co12" style:family="table-column">
      <style:table-column-properties fo:break-before="auto" style:column-width="6.16cm"/>
    </style:style>
    <style:style style:name="co13" style:family="table-column">
      <style:table-column-properties fo:break-before="auto" style:column-width="4.3cm"/>
    </style:style>
    <style:style style:name="co14" style:family="table-column">
      <style:table-column-properties fo:break-before="auto" style:column-width="6.4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2" table:number-rows-spanned="1">
            <text:p>NIVEL 1</text:p>
          </table:table-cell>
          <table:covered-table-cell office:value-type="string">
            <text:p>DEN_1</text:p>
          </table:covered-table-cell>
          <table:table-cell table:style-name="ce1" office:value-type="string" table:number-columns-spanned="2" table:number-rows-spanned="1">
            <text:p>NIVEL 2</text:p>
          </table:table-cell>
          <table:covered-table-cell office:value-type="string">
            <text:p>DEN_2</text:p>
          </table:covered-table-cell>
          <table:table-cell table:style-name="ce1" office:value-type="string" table:number-columns-spanned="2" table:number-rows-spanned="1">
            <text:p>NIVEL 3</text:p>
          </table:table-cell>
          <table:covered-table-cell office:value-type="string">
            <text:p>DEN_3</text:p>
          </table:covered-table-cell>
          <table:table-cell table:style-name="ce1" office:value-type="string" table:number-columns-spanned="2" table:number-rows-spanned="1">
            <text:p>NIVEL 4</text:p>
          </table:table-cell>
          <table:covered-table-cell/>
          <table:table-cell table:style-name="ce1" office:value-type="string" table:number-columns-spanned="2" table:number-rows-spanned="1">
            <text:p>NIVEL 5</text:p>
          </table:table-cell>
          <table:covered-table-cell office:value-type="string">
            <text:p>DEN_5</text:p>
          </table:covered-table-cell>
          <table:table-cell table:style-name="ce1" office:value-type="string" table:number-columns-spanned="2" table:number-rows-spanned="1">
            <text:p>NIVEL 6</text:p>
          </table:table-cell>
          <table:covered-table-cell office:value-type="string">
            <text:p>DEN_6</text:p>
          </table:covered-table-cell>
          <table:table-cell table:style-name="ce1" office:value-type="string" table:number-columns-spanned="2" table:number-rows-spanned="1">
            <text:p>NIVEL 7</text:p>
          </table:table-cell>
          <table:covered-table-cell office:value-type="string">
            <text:p>DEN_7</text:p>
          </table:covered-table-cell>
          <table:table-cell table:style-name="ce1" office:value-type="string" table:number-columns-spanned="2" table:number-rows-spanned="1">
            <text:p>NIVEL 8</text:p>
          </table:table-cell>
          <table:covered-table-cell office:value-type="string">
            <text:p>DEN_8</text:p>
          </table:covered-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DGPD</text:p>
          </table:table-cell>
          <table:table-cell office:value-type="string">
            <text:p>Dir.Gral.Política Digital</text:p>
          </table:table-cell>
          <table:table-cell office:value-type="string">
            <text:p>CGTC</text:p>
          </table:table-cell>
          <table:table-cell office:value-type="string">
            <text:p>Coor. Gen. de Tec. y Comunic.</text:p>
          </table:table-cell>
          <table:table-cell office:value-type="string">
            <text:p>SERPE</text:p>
          </table:table-cell>
          <table:table-cell office:value-type="string">
            <text:p>Sv. de Planificación Estratégica</text:p>
          </table: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DGPD</text:p>
          </table:table-cell>
          <table:table-cell office:value-type="string">
            <text:p>Dir.Gral.Política Digital</text:p>
          </table:table-cell>
          <table:table-cell office:value-type="string">
            <text:p>CGTC</text:p>
          </table:table-cell>
          <table:table-cell office:value-type="string">
            <text:p>Coor. Gen. de Tec. y Comunic.</text:p>
          </table:table-cell>
          <table:table-cell office:value-type="string">
            <text:p>SERSC</text:p>
          </table:table-cell>
          <table:table-cell office:value-type="string">
            <text:p>Ser. Sistemas Corporativos</text:p>
          </table: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DGPD</text:p>
          </table:table-cell>
          <table:table-cell office:value-type="string">
            <text:p>Dir.Gral.Política Digital</text:p>
          </table:table-cell>
          <table:table-cell office:value-type="string">
            <text:p>CGTC</text:p>
          </table:table-cell>
          <table:table-cell office:value-type="string">
            <text:p>Coor. Gen. de Tec. y Comunic.</text:p>
          </table:table-cell>
          <table:table-cell office:value-type="string">
            <text:p>SERGC</text:p>
          </table:table-cell>
          <table:table-cell office:value-type="string">
            <text:p>Ser. de Gestión del Conocimiento</text:p>
          </table: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DGPD</text:p>
          </table:table-cell>
          <table:table-cell office:value-type="string">
            <text:p>Dir.Gral.Política Digital</text:p>
          </table:table-cell>
          <table:table-cell office:value-type="string">
            <text:p>CGTC</text:p>
          </table:table-cell>
          <table:table-cell office:value-type="string">
            <text:p>Coor. Gen. de Tec. y Comunic.</text:p>
          </table:table-cell>
          <table:table-cell office:value-type="string">
            <text:p>SERPR</text:p>
          </table:table-cell>
          <table:table-cell office:value-type="string">
            <text:p>Sv. de Producción</text:p>
          </table: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DGPD</text:p>
          </table:table-cell>
          <table:table-cell office:value-type="string">
            <text:p>Dir.Gral.Política Digital</text:p>
          </table:table-cell>
          <table:table-cell office:value-type="string">
            <text:p>CGTC</text:p>
          </table:table-cell>
          <table:table-cell office:value-type="string">
            <text:p>Coor. Gen. de Tec. y Comunic.</text:p>
          </table:table-cell>
          <table:table-cell office:value-type="string">
            <text:p>INFSIRHUS</text:p>
          </table:table-cell>
          <table:table-cell office:value-type="string">
            <text:p>Sv. Informática Sirhus</text:p>
          </table: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DGPD</text:p>
          </table:table-cell>
          <table:table-cell office:value-type="string">
            <text:p>Dir.Gral.Política Digital</text:p>
          </table:table-cell>
          <table:table-cell office:value-type="string">
            <text:p>CGTC</text:p>
          </table:table-cell>
          <table:table-cell office:value-type="string">
            <text:p>Coor. Gen. de Tec. y Comunic.</text:p>
          </table:table-cell>
          <table:table-cell office:value-type="string">
            <text:p>SVCOORDAE</text:p>
          </table:table-cell>
          <table:table-cell office:value-type="string">
            <text:p>Sv.Coord.Admón Electrónica</text:p>
          </table: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DGPD</text:p>
          </table:table-cell>
          <table:table-cell office:value-type="string">
            <text:p>Dir.Gral.Política Digital</text:p>
          </table:table-cell>
          <table:table-cell office:value-type="string">
            <text:p>CGTC</text:p>
          </table:table-cell>
          <table:table-cell office:value-type="string">
            <text:p>Coor. Gen. de Tec. y Comunic.</text:p>
          </table:table-cell>
          <table:table-cell office:value-type="string">
            <text:p>SVCOORDDESISTHOR</text:p>
          </table:table-cell>
          <table:table-cell office:value-type="string">
            <text:p>Sv.Coord.Desa.Sist.Horizontales</text:p>
          </table: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DGPD</text:p>
          </table:table-cell>
          <table:table-cell office:value-type="string">
            <text:p>Dir.Gral.Política Digital</text:p>
          </table:table-cell>
          <table:table-cell office:value-type="string">
            <text:p>CGTC</text:p>
          </table:table-cell>
          <table:table-cell office:value-type="string">
            <text:p>Coor. Gen. de Tec. y Comunic.</text:p>
          </table:table-cell>
          <table:table-cell office:value-type="string">
            <text:p>SVINNOVPROSPECT</text:p>
          </table:table-cell>
          <table:table-cell office:value-type="string">
            <text:p>Sv. de Innovación y Prospectiva</text:p>
          </table: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DGPD</text:p>
          </table:table-cell>
          <table:table-cell office:value-type="string">
            <text:p>Dir.Gral.Política Digital</text:p>
          </table:table-cell>
          <table:table-cell office:value-type="string">
            <text:p>CGTC</text:p>
          </table:table-cell>
          <table:table-cell office:value-type="string">
            <text:p>Coor. Gen. de Tec. y Comunic.</text:p>
          </table:table-cell>
          <table:table-cell office:value-type="string">
            <text:p>SVSISTECORPORAT</text:p>
          </table:table-cell>
          <table:table-cell office:value-type="string">
            <text:p>Sv.Sistemas Corporativos</text:p>
          </table:table-cell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SERAGGE</text:p>
          </table:table-cell>
          <table:table-cell office:value-type="string">
            <text:p>Ser. Admin. Gen. y Ges. Económic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SERP</text:p>
          </table:table-cell>
          <table:table-cell office:value-type="string">
            <text:p>Ser. Personal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SERL</text:p>
          </table:table-cell>
          <table:table-cell office:value-type="string">
            <text:p>Ser. Legisla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SERRD</text:p>
          </table:table-cell>
          <table:table-cell office:value-type="string">
            <text:p>Ser. Recursos y Document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SERPRE</text:p>
          </table:table-cell>
          <table:table-cell office:value-type="string">
            <text:p>Ser. de Presupuest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TCHAP</text:p>
          </table:table-cell>
          <table:table-cell office:value-type="string">
            <text:p>Secretaría General Técnica</text:p>
          </table:table-cell>
          <table:table-cell office:value-type="string">
            <text:p>CONTSGT</text:p>
          </table:table-cell>
          <table:table-cell office:value-type="string">
            <text:p>Sv.Contratación SGT</text:p>
          </table:table-cell>
          <table:table-cell office:value-type="string">
            <text:p>SERDRI</text:p>
          </table:table-cell>
          <table:table-cell office:value-type="string">
            <text:p>Ser. Doc., Registro e Informac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CGV</text:p>
          </table:table-cell>
          <table:table-cell office:value-type="string">
            <text:p>Coor. Gen. Viceconsejería</text:p>
          </table:table-cell>
          <table:table-cell office:value-type="string">
            <text:p>SERCOOR</text:p>
          </table:table-cell>
          <table:table-cell office:value-type="string">
            <text:p>Ser. de Coordinación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CGV</text:p>
          </table:table-cell>
          <table:table-cell office:value-type="string">
            <text:p>Coor. Gen. Viceconsejería</text:p>
          </table:table-cell>
          <table:table-cell office:value-type="string">
            <text:p>SEREP</text:p>
          </table:table-cell>
          <table:table-cell office:value-type="string">
            <text:p>Ser. de Estudios y Publicaciones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</text:p>
          </table:table-cell>
          <table:table-cell office:value-type="string">
            <text:p>Dirección General Presupuestos</text:p>
          </table:table-cell>
          <table:table-cell office:value-type="string">
            <text:p>SDGP</text:p>
          </table:table-cell>
          <table:table-cell office:value-type="string">
            <text:p>Subdirección General</text:p>
          </table:table-cell>
          <table:table-cell office:value-type="string">
            <text:p>SERPAS</text:p>
          </table:table-cell>
          <table:table-cell office:value-type="string">
            <text:p>Ser. Presupuestos Activid. Soc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</text:p>
          </table:table-cell>
          <table:table-cell office:value-type="string">
            <text:p>Dirección General Presupuestos</text:p>
          </table:table-cell>
          <table:table-cell office:value-type="string">
            <text:p>SDGP</text:p>
          </table:table-cell>
          <table:table-cell office:value-type="string">
            <text:p>Subdirección General</text:p>
          </table:table-cell>
          <table:table-cell office:value-type="string">
            <text:p>SERPPAE</text:p>
          </table:table-cell>
          <table:table-cell office:value-type="string">
            <text:p>Ser. Prog. Presupuestarios AE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</text:p>
          </table:table-cell>
          <table:table-cell office:value-type="string">
            <text:p>Dirección General Presupuestos</text:p>
          </table:table-cell>
          <table:table-cell office:value-type="string">
            <text:p>SDGP</text:p>
          </table:table-cell>
          <table:table-cell office:value-type="string">
            <text:p>Subdirección General</text:p>
          </table:table-cell>
          <table:table-cell office:value-type="string">
            <text:p>SERGPAG</text:p>
          </table:table-cell>
          <table:table-cell office:value-type="string">
            <text:p>Ser. Gastos Personal Adm. Gen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</text:p>
          </table:table-cell>
          <table:table-cell office:value-type="string">
            <text:p>Dirección General Presupuestos</text:p>
          </table:table-cell>
          <table:table-cell office:value-type="string">
            <text:p>SDGP</text:p>
          </table:table-cell>
          <table:table-cell office:value-type="string">
            <text:p>Subdirección General</text:p>
          </table:table-cell>
          <table:table-cell office:value-type="string">
            <text:p>SERAPFEO</text:p>
          </table:table-cell>
          <table:table-cell office:value-type="string">
            <text:p>Ser. Análisis y prog. finc de E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</text:p>
          </table:table-cell>
          <table:table-cell office:value-type="string">
            <text:p>Dirección General Presupuestos</text:p>
          </table:table-cell>
          <table:table-cell office:value-type="string">
            <text:p>SDGP</text:p>
          </table:table-cell>
          <table:table-cell office:value-type="string">
            <text:p>Subdirección General</text:p>
          </table:table-cell>
          <table:table-cell office:value-type="string">
            <text:p>SERFGPI</text:p>
          </table:table-cell>
          <table:table-cell office:value-type="string">
            <text:p>Ser. Financ. Gest Pres. Ingres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</text:p>
          </table:table-cell>
          <table:table-cell office:value-type="string">
            <text:p>Dirección General Presupuestos</text:p>
          </table:table-cell>
          <table:table-cell office:value-type="string">
            <text:p>SDGP</text:p>
          </table:table-cell>
          <table:table-cell office:value-type="string">
            <text:p>Subdirección General</text:p>
          </table:table-cell>
          <table:table-cell office:value-type="string">
            <text:p>SERSEPP</text:p>
          </table:table-cell>
          <table:table-cell office:value-type="string">
            <text:p>Ser. Seguimiento y eval. PP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</text:p>
          </table:table-cell>
          <table:table-cell office:value-type="string">
            <text:p>Dirección General Presupuestos</text:p>
          </table:table-cell>
          <table:table-cell office:value-type="string">
            <text:p>SSPSE</text:p>
          </table:table-cell>
          <table:table-cell office:value-type="string">
            <text:p>Sub. Seg. Programas Sanit.y E.</text:p>
          </table:table-cell>
          <table:table-cell office:value-type="string">
            <text:p>SERGS</text:p>
          </table:table-cell>
          <table:table-cell office:value-type="string">
            <text:p>Ser. de Gasto Sanitari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</text:p>
          </table:table-cell>
          <table:table-cell office:value-type="string">
            <text:p>Dirección General Presupuestos</text:p>
          </table:table-cell>
          <table:table-cell office:value-type="string">
            <text:p>SSPSE</text:p>
          </table:table-cell>
          <table:table-cell office:value-type="string">
            <text:p>Sub. Seg. Programas Sanit.y E.</text:p>
          </table:table-cell>
          <table:table-cell office:value-type="string">
            <text:p>SERPEDU</text:p>
          </table:table-cell>
          <table:table-cell office:value-type="string">
            <text:p>Ser. de Programas Educativ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</text:p>
          </table:table-cell>
          <table:table-cell office:value-type="string">
            <text:p>Dirección General Presupuestos</text:p>
          </table:table-cell>
          <table:table-cell office:value-type="string">
            <text:p>SSPSE</text:p>
          </table:table-cell>
          <table:table-cell office:value-type="string">
            <text:p>Sub. Seg. Programas Sanit.y E.</text:p>
          </table:table-cell>
          <table:table-cell office:value-type="string">
            <text:p>SERPEBS</text:p>
          </table:table-cell>
          <table:table-cell office:value-type="string">
            <text:p>Ser. Presupuestos Empleo y B.S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CGSGH</text:p>
          </table:table-cell>
          <table:table-cell office:value-type="string">
            <text:p>Coor. Gen de la SGH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CT</text:p>
          </table:table-cell>
          <table:table-cell office:value-type="string">
            <text:p>Consejería Técnic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TDP</text:p>
          </table:table-cell>
          <table:table-cell office:value-type="string">
            <text:p>Dir. Gen. Tesorería y Deuda Publ</text:p>
          </table:table-cell>
          <table:table-cell office:value-type="string">
            <text:p>SGTEP</text:p>
          </table:table-cell>
          <table:table-cell office:value-type="string">
            <text:p>Sub. Gen de Tesorería y D.P.</text:p>
          </table:table-cell>
          <table:table-cell office:value-type="string">
            <text:p>CTTDP</text:p>
          </table:table-cell>
          <table:table-cell office:value-type="string">
            <text:p>Consejería Técnica de T y D.P.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TDP</text:p>
          </table:table-cell>
          <table:table-cell office:value-type="string">
            <text:p>Dir. Gen. Tesorería y Deuda Publ</text:p>
          </table:table-cell>
          <table:table-cell office:value-type="string">
            <text:p>COORT</text:p>
          </table:table-cell>
          <table:table-cell office:value-type="string">
            <text:p>Coord. de Tesorería</text:p>
          </table:table-cell>
          <table:table-cell office:value-type="string">
            <text:p>SEREAJ</text:p>
          </table:table-cell>
          <table:table-cell office:value-type="string">
            <text:p>Ser. de Evaluación y A.J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TDP</text:p>
          </table:table-cell>
          <table:table-cell office:value-type="string">
            <text:p>Dir. Gen. Tesorería y Deuda Publ</text:p>
          </table:table-cell>
          <table:table-cell office:value-type="string">
            <text:p>COORT</text:p>
          </table:table-cell>
          <table:table-cell office:value-type="string">
            <text:p>Coord. de Tesorería</text:p>
          </table:table-cell>
          <table:table-cell office:value-type="string">
            <text:p>SERPF</text:p>
          </table:table-cell>
          <table:table-cell office:value-type="string">
            <text:p>Ser. de Programación Financier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TDP</text:p>
          </table:table-cell>
          <table:table-cell office:value-type="string">
            <text:p>Dir. Gen. Tesorería y Deuda Publ</text:p>
          </table:table-cell>
          <table:table-cell office:value-type="string">
            <text:p>COORT</text:p>
          </table:table-cell>
          <table:table-cell office:value-type="string">
            <text:p>Coord. de Tesorería</text:p>
          </table:table-cell>
          <table:table-cell office:value-type="string">
            <text:p>SEROCJP</text:p>
          </table:table-cell>
          <table:table-cell office:value-type="string">
            <text:p>Ser. Ord y Control Jur.Pago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TDP</text:p>
          </table:table-cell>
          <table:table-cell office:value-type="string">
            <text:p>Dir. Gen. Tesorería y Deuda Publ</text:p>
          </table:table-cell>
          <table:table-cell office:value-type="string">
            <text:p>COORT</text:p>
          </table:table-cell>
          <table:table-cell office:value-type="string">
            <text:p>Coord. de Tesorería</text:p>
          </table:table-cell>
          <table:table-cell office:value-type="string">
            <text:p>SERT</text:p>
          </table:table-cell>
          <table:table-cell office:value-type="string">
            <text:p>Ser. de Tesorerí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TDP</text:p>
          </table:table-cell>
          <table:table-cell office:value-type="string">
            <text:p>Dir. Gen. Tesorería y Deuda Publ</text:p>
          </table:table-cell>
          <table:table-cell office:value-type="string">
            <text:p>COORT</text:p>
          </table:table-cell>
          <table:table-cell office:value-type="string">
            <text:p>Coord. de Tesorería</text:p>
          </table:table-cell>
          <table:table-cell office:value-type="string">
            <text:p>SERDP</text:p>
          </table:table-cell>
          <table:table-cell office:value-type="string">
            <text:p>Ser. de Deuda Públic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TDP</text:p>
          </table:table-cell>
          <table:table-cell office:value-type="string">
            <text:p>Dir. Gen. Tesorería y Deuda Publ</text:p>
          </table:table-cell>
          <table:table-cell office:value-type="string">
            <text:p>COORT</text:p>
          </table:table-cell>
          <table:table-cell office:value-type="string">
            <text:p>Coord. de Tesorería</text:p>
          </table:table-cell>
          <table:table-cell office:value-type="string">
            <text:p>SERITF</text:p>
          </table:table-cell>
          <table:table-cell office:value-type="string">
            <text:p>Ser. insp. Territorial Finanza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FT</text:p>
          </table:table-cell>
          <table:table-cell office:value-type="string">
            <text:p>Dir. Gen Financiación y Tributos</text:p>
          </table:table-cell>
          <table:table-cell office:value-type="string">
            <text:p>CTATA</text:p>
          </table:table-cell>
          <table:table-cell office:value-type="string">
            <text:p>Coor. Transferencia A.T.A.</text:p>
          </table:table-cell>
          <table:table-cell office:value-type="string">
            <text:p>SERREC</text:p>
          </table:table-cell>
          <table:table-cell office:value-type="string">
            <text:p>Ser. de Recaudació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FT</text:p>
          </table:table-cell>
          <table:table-cell office:value-type="string">
            <text:p>Dir. Gen Financiación y Tributos</text:p>
          </table:table-cell>
          <table:table-cell office:value-type="string">
            <text:p>CTATA</text:p>
          </table:table-cell>
          <table:table-cell office:value-type="string">
            <text:p>Coor. Transferencia A.T.A.</text:p>
          </table:table-cell>
          <table:table-cell office:value-type="string">
            <text:p>SEREF</text:p>
          </table:table-cell>
          <table:table-cell office:value-type="string">
            <text:p>Ser. Económico-Financiero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FT</text:p>
          </table:table-cell>
          <table:table-cell office:value-type="string">
            <text:p>Dir. Gen Financiación y Tributos</text:p>
          </table:table-cell>
          <table:table-cell office:value-type="string">
            <text:p>CTATA</text:p>
          </table:table-cell>
          <table:table-cell office:value-type="string">
            <text:p>Coor. Transferencia A.T.A.</text:p>
          </table:table-cell>
          <table:table-cell office:value-type="string">
            <text:p>SERSEST</text:p>
          </table:table-cell>
          <table:table-cell office:value-type="string">
            <text:p>Ser. Seg. y eval. Ser. Tributar.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FT</text:p>
          </table:table-cell>
          <table:table-cell office:value-type="string">
            <text:p>Dir. Gen Financiación y Tributos</text:p>
          </table:table-cell>
          <table:table-cell office:value-type="string">
            <text:p>CTATA</text:p>
          </table:table-cell>
          <table:table-cell office:value-type="string">
            <text:p>Coor. Transferencia A.T.A.</text:p>
          </table:table-cell>
          <table:table-cell office:value-type="string">
            <text:p>SERVAL</text:p>
          </table:table-cell>
          <table:table-cell office:value-type="string">
            <text:p>Ser. de Valoració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FT</text:p>
          </table:table-cell>
          <table:table-cell office:value-type="string">
            <text:p>Dir. Gen Financiación y Tributos</text:p>
          </table:table-cell>
          <table:table-cell office:value-type="string">
            <text:p>SDGFT</text:p>
          </table:table-cell>
          <table:table-cell office:value-type="string">
            <text:p>S.G. Financiación y Tributos</text:p>
          </table:table-cell>
          <table:table-cell office:value-type="string">
            <text:p>SERAGPI</text:p>
          </table:table-cell>
          <table:table-cell office:value-type="string">
            <text:p>Ser. Análisi y Ges. Presup. Ing.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FT</text:p>
          </table:table-cell>
          <table:table-cell office:value-type="string">
            <text:p>Dir. Gen Financiación y Tributos</text:p>
          </table:table-cell>
          <table:table-cell office:value-type="string">
            <text:p>SDGFT</text:p>
          </table:table-cell>
          <table:table-cell office:value-type="string">
            <text:p>S.G. Financiación y Tributos</text:p>
          </table:table-cell>
          <table:table-cell office:value-type="string">
            <text:p>SERFA</text:p>
          </table:table-cell>
          <table:table-cell office:value-type="string">
            <text:p>Ser. Financiación Autonómic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RFCL</text:p>
          </table:table-cell>
          <table:table-cell office:value-type="string">
            <text:p>Dir. Gen. <text:s/>Relaciones Finac.C.L.</text:p>
          </table:table-cell>
          <table:table-cell office:value-type="string">
            <text:p>SERRCL</text:p>
          </table:table-cell>
          <table:table-cell office:value-type="string">
            <text:p>Ser. Relaciones Coorp. Locale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H</text:p>
          </table:table-cell>
          <table:table-cell office:value-type="string">
            <text:p>Secretaría General de Hacienda</text:p>
          </table:table-cell>
          <table:table-cell office:value-type="string">
            <text:p>DGF</text:p>
          </table:table-cell>
          <table:table-cell office:value-type="string">
            <text:p>Dir. General de Finanzas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IOPSP</text:p>
          </table:table-cell>
          <table:table-cell office:value-type="string">
            <text:p>D. G.Innovación, Org y Proc S.P.</text:p>
          </table:table-cell>
          <table:table-cell office:value-type="string">
            <text:p>COORDGIOPSP</text:p>
          </table:table-cell>
          <table:table-cell office:value-type="string">
            <text:p>Coordinación</text:p>
          </table:table-cell>
          <table:table-cell office:value-type="string">
            <text:p>SERCAC</text:p>
          </table:table-cell>
          <table:table-cell office:value-type="string">
            <text:p>Ser. Calidad <text:s/>Atención Ciudadan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IOPSP</text:p>
          </table:table-cell>
          <table:table-cell office:value-type="string">
            <text:p>D. G.Innovación, Org y Proc S.P.</text:p>
          </table:table-cell>
          <table:table-cell office:value-type="string">
            <text:p>COORDGIOPSP</text:p>
          </table:table-cell>
          <table:table-cell office:value-type="string">
            <text:p>Coordinación</text:p>
          </table:table-cell>
          <table:table-cell office:value-type="string">
            <text:p>SEROSA</text:p>
          </table:table-cell>
          <table:table-cell office:value-type="string">
            <text:p>Ser. Org. y Simplificación Admi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IOPSP</text:p>
          </table:table-cell>
          <table:table-cell office:value-type="string">
            <text:p>D. G.Innovación, Org y Proc S.P.</text:p>
          </table:table-cell>
          <table:table-cell office:value-type="string">
            <text:p>COORDGIOPSP</text:p>
          </table:table-cell>
          <table:table-cell office:value-type="string">
            <text:p>Coordinación</text:p>
          </table:table-cell>
          <table:table-cell office:value-type="string">
            <text:p>SERPISP</text:p>
          </table:table-cell>
          <table:table-cell office:value-type="string">
            <text:p>Ser. Prog. Innov. Ser. Publico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IOPSP</text:p>
          </table:table-cell>
          <table:table-cell office:value-type="string">
            <text:p>D. G.Innovación, Org y Proc S.P.</text:p>
          </table:table-cell>
          <table:table-cell office:value-type="string">
            <text:p>COORDGIOPSP</text:p>
          </table:table-cell>
          <table:table-cell office:value-type="string">
            <text:p>Coordinación</text:p>
          </table:table-cell>
          <table:table-cell office:value-type="string">
            <text:p>SPEPT</text:p>
          </table:table-cell>
          <table:table-cell office:value-type="string">
            <text:p>Ser. Planific. Eval. Puest. Trab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RHFP</text:p>
          </table:table-cell>
          <table:table-cell office:value-type="string">
            <text:p>Dir. Gen. de RRHH y Func. Public</text:p>
          </table:table-cell>
          <table:table-cell office:value-type="string">
            <text:p>COORDGRHFP</text:p>
          </table:table-cell>
          <table:table-cell office:value-type="string">
            <text:p>Coordinación</text:p>
          </table:table-cell>
          <table:table-cell office:value-type="string">
            <text:p>SERPRH</text:p>
          </table:table-cell>
          <table:table-cell office:value-type="string">
            <text:p>Ser. Planificación RRHH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RHFP</text:p>
          </table:table-cell>
          <table:table-cell office:value-type="string">
            <text:p>Dir. Gen. de RRHH y Func. Public</text:p>
          </table:table-cell>
          <table:table-cell office:value-type="string">
            <text:p>COORDGRHFP</text:p>
          </table:table-cell>
          <table:table-cell office:value-type="string">
            <text:p>Coordinación</text:p>
          </table:table-cell>
          <table:table-cell office:value-type="string">
            <text:p>SERGSP</text:p>
          </table:table-cell>
          <table:table-cell office:value-type="string">
            <text:p>Ser. Gest. Sist. Provisió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RHFP</text:p>
          </table:table-cell>
          <table:table-cell office:value-type="string">
            <text:p>Dir. Gen. de RRHH y Func. Public</text:p>
          </table:table-cell>
          <table:table-cell office:value-type="string">
            <text:p>COORDGRHFP</text:p>
          </table:table-cell>
          <table:table-cell office:value-type="string">
            <text:p>Coordinación</text:p>
          </table:table-cell>
          <table:table-cell office:value-type="string">
            <text:p>SERGSPER</text:p>
          </table:table-cell>
          <table:table-cell office:value-type="string">
            <text:p>Ser. Gestión Situc. de Person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RHFP</text:p>
          </table:table-cell>
          <table:table-cell office:value-type="string">
            <text:p>Dir. Gen. de RRHH y Func. Public</text:p>
          </table:table-cell>
          <table:table-cell office:value-type="string">
            <text:p>COORDGRHFP</text:p>
          </table:table-cell>
          <table:table-cell office:value-type="string">
            <text:p>Coordinación</text:p>
          </table:table-cell>
          <table:table-cell office:value-type="string">
            <text:p>SERRSS</text:p>
          </table:table-cell>
          <table:table-cell office:value-type="string">
            <text:p>Ser. Retrib. y Seguridad Soci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RHFP</text:p>
          </table:table-cell>
          <table:table-cell office:value-type="string">
            <text:p>Dir. Gen. de RRHH y Func. Public</text:p>
          </table:table-cell>
          <table:table-cell office:value-type="string">
            <text:p>COORDGRHFP</text:p>
          </table:table-cell>
          <table:table-cell office:value-type="string">
            <text:p>Coordinación</text:p>
          </table:table-cell>
          <table:table-cell office:value-type="string">
            <text:p>SERRGP</text:p>
          </table:table-cell>
          <table:table-cell office:value-type="string">
            <text:p>Ser. Reg. General de Person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RHFP</text:p>
          </table:table-cell>
          <table:table-cell office:value-type="string">
            <text:p>Dir. Gen. de RRHH y Func. Public</text:p>
          </table:table-cell>
          <table:table-cell office:value-type="string">
            <text:p>COORDGRHFP</text:p>
          </table:table-cell>
          <table:table-cell office:value-type="string">
            <text:p>Coordinación</text:p>
          </table:table-cell>
          <table:table-cell office:value-type="string">
            <text:p>SERACSOC</text:p>
          </table:table-cell>
          <table:table-cell office:value-type="string">
            <text:p>Ser. Acción Soci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DGRHFP</text:p>
          </table:table-cell>
          <table:table-cell office:value-type="string">
            <text:p>Dir. Gen. de RRHH y Func. Public</text:p>
          </table:table-cell>
          <table:table-cell office:value-type="string">
            <text:p>COORDGRHFP</text:p>
          </table:table-cell>
          <table:table-cell office:value-type="string">
            <text:p>Coordinación</text:p>
          </table:table-cell>
          <table:table-cell office:value-type="string">
            <text:p>SERCRS</text:p>
          </table:table-cell>
          <table:table-cell office:value-type="string">
            <text:p>Ser. Coord. Relac. Sindicale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CGSGAP</text:p>
          </table:table-cell>
          <table:table-cell office:value-type="string">
            <text:p>Coord. General SGAP</text:p>
          </table:table-cell>
          <table:table-cell office:value-type="string">
            <text:p>SERRJ</text:p>
          </table:table-cell>
          <table:table-cell office:value-type="string">
            <text:p>Ser. Régimen Jurídic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SGAP</text:p>
          </table:table-cell>
          <table:table-cell office:value-type="string">
            <text:p>Secretaría General Adm Pública</text:p>
          </table:table-cell>
          <table:table-cell office:value-type="string">
            <text:p>CGSGAP</text:p>
          </table:table-cell>
          <table:table-cell office:value-type="string">
            <text:p>Coord. General SGAP</text:p>
          </table:table-cell>
          <table:table-cell office:value-type="string">
            <text:p>IGS</text:p>
          </table:table-cell>
          <table:table-cell office:value-type="string">
            <text:p>Inspección General de Servici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ATRI</text:p>
          </table:table-cell>
          <table:table-cell office:value-type="string">
            <text:p>Dirección General de Patrimonio</text:p>
          </table:table-cell>
          <table:table-cell office:value-type="string">
            <text:p>SUBDEDIFOBRA</text:p>
          </table:table-cell>
          <table:table-cell office:value-type="string">
            <text:p>SUBD.GRAL.EDIFICIOS Y OBRAS</text:p>
          </table:table-cell>
          <table:table-cell office:value-type="string">
            <text:p>SVEDAMSP</text:p>
          </table:table-cell>
          <table:table-cell office:value-type="string">
            <text:p>Sv.Edificios Adm Sup. Proyect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ATRI</text:p>
          </table:table-cell>
          <table:table-cell office:value-type="string">
            <text:p>Dirección General de Patrimonio</text:p>
          </table:table-cell>
          <table:table-cell office:value-type="string">
            <text:p>SUBDEDIFOBRA</text:p>
          </table:table-cell>
          <table:table-cell office:value-type="string">
            <text:p>SUBD.GRAL.EDIFICIOS Y OBRAS</text:p>
          </table:table-cell>
          <table:table-cell office:value-type="string">
            <text:p>SVPROYOB</text:p>
          </table:table-cell>
          <table:table-cell office:value-type="string">
            <text:p>Sv.de Proyectos y Obra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ATRI</text:p>
          </table:table-cell>
          <table:table-cell office:value-type="string">
            <text:p>Dirección General de Patrimonio</text:p>
          </table:table-cell>
          <table:table-cell office:value-type="string">
            <text:p>SUBDREGPATRIM</text:p>
          </table:table-cell>
          <table:table-cell office:value-type="string">
            <text:p>SUBD.GRAL.REGIMEN PATRIMONIAL</text:p>
          </table:table-cell>
          <table:table-cell office:value-type="string">
            <text:p>SVPATRIM</text:p>
          </table:table-cell>
          <table:table-cell office:value-type="string">
            <text:p>Sv.de Patrimoni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ATRI</text:p>
          </table:table-cell>
          <table:table-cell office:value-type="string">
            <text:p>Dirección General de Patrimonio</text:p>
          </table:table-cell>
          <table:table-cell office:value-type="string">
            <text:p>SUBDREGPATRIM</text:p>
          </table:table-cell>
          <table:table-cell office:value-type="string">
            <text:p>SUBD.GRAL.REGIMEN PATRIMONIAL</text:p>
          </table:table-cell>
          <table:table-cell office:value-type="string">
            <text:p>SVINVRIESGO</text:p>
          </table:table-cell>
          <table:table-cell office:value-type="string">
            <text:p>Sv.Intentario y Riesg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VCONCHAP</text:p>
          </table:table-cell>
          <table:table-cell office:value-type="string">
            <text:p>Viceconsejería</text:p>
          </table:table-cell>
          <table:table-cell office:value-type="string">
            <text:p>DGPATRI</text:p>
          </table:table-cell>
          <table:table-cell office:value-type="string">
            <text:p>Dirección General de Patrimonio</text:p>
          </table:table-cell>
          <table:table-cell office:value-type="string">
            <text:p>SUBDREGPATRIM</text:p>
          </table:table-cell>
          <table:table-cell office:value-type="string">
            <text:p>SUBD.GRAL.REGIMEN PATRIMONIAL</text:p>
          </table:table-cell>
          <table:table-cell office:value-type="string">
            <text:p>SVCONTAADM</text:p>
          </table:table-cell>
          <table:table-cell office:value-type="string">
            <text:p>Sv.Contratación Administrativ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DELHYAPA</text:p>
          </table:table-cell>
          <table:table-cell office:value-type="string">
            <text:p>Delegación H. y A.P. Almería</text:p>
          </table:table-cell>
          <table:table-cell table:number-columns-repeated="10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DELHYAPC</text:p>
          </table:table-cell>
          <table:table-cell office:value-type="string">
            <text:p>Delegación H. y A.P. Cádiz</text:p>
          </table:table-cell>
          <table:table-cell table:number-columns-repeated="10"/>
        </table:table-row>
        <table:table-row table:style-name="ro1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DELHYAPCOR</text:p>
          </table:table-cell>
          <table:table-cell office:value-type="string">
            <text:p>Delegación H. y A.P. Córdoba</text:p>
          </table:table-cell>
          <table:table-cell table:number-columns-repeated="10"/>
        </table:table-row>
        <table:table-row table:style-name="ro1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DELHYAPG</text:p>
          </table:table-cell>
          <table:table-cell office:value-type="string">
            <text:p>Delegación H. y A.P. Granada</text:p>
          </table:table-cell>
          <table:table-cell table:number-columns-repeated="10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DELHYAPH</text:p>
          </table:table-cell>
          <table:table-cell office:value-type="string">
            <text:p>Delegación H. y A.P. Huelva</text:p>
          </table:table-cell>
          <table:table-cell table:number-columns-repeated="10"/>
        </table:table-row>
        <table:table-row table:style-name="ro1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DELHYAPJ</text:p>
          </table:table-cell>
          <table:table-cell office:value-type="string">
            <text:p>Delegación H. y A.P. Jaén</text:p>
          </table:table-cell>
          <table:table-cell table:number-columns-repeated="10"/>
        </table:table-row>
        <table:table-row table:style-name="ro1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DELHYAPM</text:p>
          </table:table-cell>
          <table:table-cell office:value-type="string">
            <text:p>Delegación H. y A.P. Málaga</text:p>
          </table:table-cell>
          <table:table-cell table:number-columns-repeated="10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HAP</text:p>
          </table:table-cell>
          <table:table-cell office:value-type="string">
            <text:p>Hacienda Administración Pública</text:p>
          </table:table-cell>
          <table:table-cell office:value-type="string">
            <text:p>DELHYAPS</text:p>
          </table:table-cell>
          <table:table-cell office:value-type="string">
            <text:p>Delegación H. y A.P. Sevilla</text:p>
          </table:table-cell>
          <table:table-cell table:number-columns-repeated="10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SCPPAG</text:p>
          </table:table-cell>
          <table:table-cell office:value-type="string">
            <text:p>Sv. de Conservación y Protección</text:p>
          </table:table-cell>
          <table:table-cell office:value-type="string">
            <text:p>DCM</text:p>
          </table:table-cell>
          <table:table-cell office:value-type="string">
            <text:p>Dpto. Conservación Mantenimient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SCPPAG</text:p>
          </table:table-cell>
          <table:table-cell office:value-type="string">
            <text:p>Sv. de Conservación y Protección</text:p>
          </table:table-cell>
          <table:table-cell office:value-type="string">
            <text:p>DRPAG</text:p>
          </table:table-cell>
          <table:table-cell office:value-type="string">
            <text:p>Departamento de Restaura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SCPPAG</text:p>
          </table:table-cell>
          <table:table-cell office:value-type="string">
            <text:p>Sv. de Conservación y Protección</text:p>
          </table:table-cell>
          <table:table-cell office:value-type="string">
            <text:p>DAPAG</text:p>
          </table:table-cell>
          <table:table-cell office:value-type="string">
            <text:p>Departamento de Arqueología 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SVID</text:p>
          </table:table-cell>
          <table:table-cell office:value-type="string">
            <text:p>Sv. de Investigación y Difusión</text:p>
          </table:table-cell>
          <table:table-cell office:value-type="string">
            <text:p>SABPAG</text:p>
          </table:table-cell>
          <table:table-cell office:value-type="string">
            <text:p>Sección de Archivo y Bibliote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SVID</text:p>
          </table:table-cell>
          <table:table-cell office:value-type="string">
            <text:p>Sv. de Investigación y Difusión</text:p>
          </table:table-cell>
          <table:table-cell office:value-type="string">
            <text:p>DCMU</text:p>
          </table:table-cell>
          <table:table-cell office:value-type="string">
            <text:p>Dpto. Conservación Muse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SVJBH</text:p>
          </table:table-cell>
          <table:table-cell office:value-type="string">
            <text:p>Sv. Jardines, Bosques y Huertas</text:p>
          </table:table-cell>
          <table:table-cell office:value-type="string">
            <text:p>DJBPAG</text:p>
          </table:table-cell>
          <table:table-cell office:value-type="string">
            <text:p>Dpto. Jardines y Bosque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OCCPAG</text:p>
          </table:table-cell>
          <table:table-cell office:value-type="string">
            <text:p>Oficina Control de Centro</text:p>
          </table:table-cell>
          <table:table-cell office:value-type="string">
            <text:p>NEGTRAMVISPUB</text:p>
          </table:table-cell>
          <table:table-cell office:value-type="string">
            <text:p>Neg.Tramitación Visita Públ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SECGRALAUX</text:p>
          </table:table-cell>
          <table:table-cell office:value-type="string">
            <text:p>Secretaría General</text:p>
          </table:table-cell>
          <table:table-cell office:value-type="string">
            <text:p>SAGP</text:p>
          </table:table-cell>
          <table:table-cell office:value-type="string">
            <text:p>Secc. Admon General y Personal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SECGRALAUX</text:p>
          </table:table-cell>
          <table:table-cell office:value-type="string">
            <text:p>Secretaría General</text:p>
          </table:table-cell>
          <table:table-cell office:value-type="string">
            <text:p>DVPPAG</text:p>
          </table:table-cell>
          <table:table-cell office:value-type="string">
            <text:p>Dpto. de Visita Públ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SECGRALAUX</text:p>
          </table:table-cell>
          <table:table-cell office:value-type="string">
            <text:p>Secretaría General</text:p>
          </table:table-cell>
          <table:table-cell office:value-type="string">
            <text:p>SGCI</text:p>
          </table:table-cell>
          <table:table-cell office:value-type="string">
            <text:p>Secc. Gest. Contb. Ingres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GECPAG</text:p>
          </table:table-cell>
          <table:table-cell office:value-type="string">
            <text:p>Sec.Gestión Econ.Contratación</text:p>
          </table:table-cell>
          <table:table-cell office:value-type="string">
            <text:p>SECGRALAUX</text:p>
          </table:table-cell>
          <table:table-cell office:value-type="string">
            <text:p>Secretaría General</text:p>
          </table:table-cell>
          <table:table-cell office:value-type="string">
            <text:p>DEPTOINFORMATICA</text:p>
          </table:table-cell>
          <table:table-cell office:value-type="string">
            <text:p>Departamento de Informát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PAG</text:p>
          </table:table-cell>
          <table:table-cell office:value-type="string">
            <text:p>Patronato Alhambra y Generalife</text:p>
          </table:table-cell>
          <table:table-cell office:value-type="string">
            <text:p>SGPAG</text:p>
          </table:table-cell>
          <table:table-cell office:value-type="string">
            <text:p>Secretaría General</text:p>
          </table:table-cell>
          <table:table-cell office:value-type="string">
            <text:p>SAJGP</text:p>
          </table:table-cell>
          <table:table-cell office:value-type="string">
            <text:p>Secc. Asuntos Jurid. Gest. Patri</text:p>
          </table:table-cell>
          <table:table-cell table:number-columns-repeated="8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COORGEN_CED</text:p>
          </table:table-cell>
          <table:table-cell office:value-type="string">
            <text:p>Coordinador General</text:p>
          </table:table-cell>
          <table:table-cell office:value-type="string">
            <text:p>SVCOORDCED</text:p>
          </table:table-cell>
          <table:table-cell office:value-type="string">
            <text:p>Servicio de Coordina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SECGENCED</text:p>
          </table:table-cell>
          <table:table-cell office:value-type="string">
            <text:p>Secretaría General Técnica</text:p>
          </table:table-cell>
          <table:table-cell office:value-type="string">
            <text:p>CGPCPCED</text:p>
          </table:table-cell>
          <table:table-cell office:value-type="string">
            <text:p>Coor. Gen. Planif. Control Presu</text:p>
          </table:table-cell>
          <table:table-cell office:value-type="string">
            <text:p>SVAGTCED</text:p>
          </table:table-cell>
          <table:table-cell office:value-type="string">
            <text:p>Sv Admon. General y Título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SECGENCED</text:p>
          </table:table-cell>
          <table:table-cell office:value-type="string">
            <text:p>Secretaría General Técnica</text:p>
          </table:table-cell>
          <table:table-cell office:value-type="string">
            <text:p>CGPCPCED</text:p>
          </table:table-cell>
          <table:table-cell office:value-type="string">
            <text:p>Coor. Gen. Planif. Control Presu</text:p>
          </table:table-cell>
          <table:table-cell office:value-type="string">
            <text:p>SVLRRJCED</text:p>
          </table:table-cell>
          <table:table-cell office:value-type="string">
            <text:p>Sv. Leg. Recursos Relac. Justici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SECGENCED</text:p>
          </table:table-cell>
          <table:table-cell office:value-type="string">
            <text:p>Secretaría General Técnica</text:p>
          </table:table-cell>
          <table:table-cell office:value-type="string">
            <text:p>CGPCPCED</text:p>
          </table:table-cell>
          <table:table-cell office:value-type="string">
            <text:p>Coor. Gen. Planif. Control Presu</text:p>
          </table:table-cell>
          <table:table-cell office:value-type="string">
            <text:p>SVRETRIBUCED</text:p>
          </table:table-cell>
          <table:table-cell office:value-type="string">
            <text:p>Servicio de Retribucione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SECGENCED</text:p>
          </table:table-cell>
          <table:table-cell office:value-type="string">
            <text:p>Secretaría General Técnica</text:p>
          </table:table-cell>
          <table:table-cell office:value-type="string">
            <text:p>CGPCPCED</text:p>
          </table:table-cell>
          <table:table-cell office:value-type="string">
            <text:p>Coor. Gen. Planif. Control Presu</text:p>
          </table:table-cell>
          <table:table-cell office:value-type="string">
            <text:p>SVGESECCONCED</text:p>
          </table:table-cell>
          <table:table-cell office:value-type="string">
            <text:p>Sv. Gest. Económica Contratació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SECGENCED</text:p>
          </table:table-cell>
          <table:table-cell office:value-type="string">
            <text:p>Secretaría General Técnica</text:p>
          </table:table-cell>
          <table:table-cell office:value-type="string">
            <text:p>CGPCPCED</text:p>
          </table:table-cell>
          <table:table-cell office:value-type="string">
            <text:p>Coor. Gen. Planif. Control Presu</text:p>
          </table:table-cell>
          <table:table-cell office:value-type="string">
            <text:p>SVSINFCED</text:p>
          </table:table-cell>
          <table:table-cell office:value-type="string">
            <text:p>Sv de Sistemas de Informació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SECGENCED</text:p>
          </table:table-cell>
          <table:table-cell office:value-type="string">
            <text:p>Secretaría General Técnica</text:p>
          </table:table-cell>
          <table:table-cell office:value-type="string">
            <text:p>CGPCPCED</text:p>
          </table:table-cell>
          <table:table-cell office:value-type="string">
            <text:p>Coor. Gen. Planif. Control Presu</text:p>
          </table:table-cell>
          <table:table-cell office:value-type="string">
            <text:p>SVINFORCED</text:p>
          </table:table-cell>
          <table:table-cell office:value-type="string">
            <text:p>Sv de Informátic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SECGENCED</text:p>
          </table:table-cell>
          <table:table-cell office:value-type="string">
            <text:p>Secretaría General Técnica</text:p>
          </table:table-cell>
          <table:table-cell office:value-type="string">
            <text:p>CGPCPCED</text:p>
          </table:table-cell>
          <table:table-cell office:value-type="string">
            <text:p>Coor. Gen. Planif. Control Presu</text:p>
          </table:table-cell>
          <table:table-cell office:value-type="string">
            <text:p>CONSTECCED</text:p>
          </table:table-cell>
          <table:table-cell office:value-type="string">
            <text:p>Consejera Técnic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SECGENCED</text:p>
          </table:table-cell>
          <table:table-cell office:value-type="string">
            <text:p>Secretaría General Técnica</text:p>
          </table:table-cell>
          <table:table-cell office:value-type="string">
            <text:p>CGPCPCED</text:p>
          </table:table-cell>
          <table:table-cell office:value-type="string">
            <text:p>Coor. Gen. Planif. Control Presu</text:p>
          </table:table-cell>
          <table:table-cell office:value-type="string">
            <text:p>PRGCONTPRE</text:p>
          </table:table-cell>
          <table:table-cell office:value-type="string">
            <text:p>Program y Control Presupuestario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PCCED</text:p>
          </table:table-cell>
          <table:table-cell office:value-type="string">
            <text:p>D.G. de Planificación y Centros</text:p>
          </table:table-cell>
          <table:table-cell office:value-type="string">
            <text:p>CGPSECED</text:p>
          </table:table-cell>
          <table:table-cell office:value-type="string">
            <text:p>CG. Planif. Sistema Educativo</text:p>
          </table:table-cell>
          <table:table-cell office:value-type="string">
            <text:p>SVCEACCED</text:p>
          </table:table-cell>
          <table:table-cell office:value-type="string">
            <text:p>Sv. Conciertos Educ. Autor. Cent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PCCED</text:p>
          </table:table-cell>
          <table:table-cell office:value-type="string">
            <text:p>D.G. de Planificación y Centros</text:p>
          </table:table-cell>
          <table:table-cell office:value-type="string">
            <text:p>CGPSECED</text:p>
          </table:table-cell>
          <table:table-cell office:value-type="string">
            <text:p>CG. Planif. Sistema Educativo</text:p>
          </table:table-cell>
          <table:table-cell office:value-type="string">
            <text:p>SVPPCCED</text:p>
          </table:table-cell>
          <table:table-cell office:value-type="string">
            <text:p>Sv. Planif. Plantillas Centro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PCCED</text:p>
          </table:table-cell>
          <table:table-cell office:value-type="string">
            <text:p>D.G. de Planificación y Centros</text:p>
          </table:table-cell>
          <table:table-cell office:value-type="string">
            <text:p>CGPSECED</text:p>
          </table:table-cell>
          <table:table-cell office:value-type="string">
            <text:p>CG. Planif. Sistema Educativo</text:p>
          </table:table-cell>
          <table:table-cell office:value-type="string">
            <text:p>SVPCSCCED</text:p>
          </table:table-cell>
          <table:table-cell office:value-type="string">
            <text:p>Sv. Progrm.Centros Sv Complem.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PCCED</text:p>
          </table:table-cell>
          <table:table-cell office:value-type="string">
            <text:p>D.G. de Planificación y Centros</text:p>
          </table:table-cell>
          <table:table-cell office:value-type="string">
            <text:p>CGPSECED</text:p>
          </table:table-cell>
          <table:table-cell office:value-type="string">
            <text:p>CG. Planif. Sistema Educativo</text:p>
          </table:table-cell>
          <table:table-cell office:value-type="string">
            <text:p>SVPCEICED</text:p>
          </table:table-cell>
          <table:table-cell office:value-type="string">
            <text:p>Sv. Primer Ciclo Educ. Infanti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OEECED</text:p>
          </table:table-cell>
          <table:table-cell office:value-type="string">
            <text:p>D.G. Ordenación Eval Educativa</text:p>
          </table:table-cell>
          <table:table-cell office:value-type="string">
            <text:p>SVOEEICED</text:p>
          </table:table-cell>
          <table:table-cell office:value-type="string">
            <text:p>Sv. Ord. Educ. Enseñanza Idioma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OEECED</text:p>
          </table:table-cell>
          <table:table-cell office:value-type="string">
            <text:p>D.G. Ordenación Eval Educativa</text:p>
          </table:table-cell>
          <table:table-cell office:value-type="string">
            <text:p>SVEVEDCEDU</text:p>
          </table:table-cell>
          <table:table-cell office:value-type="string">
            <text:p>Servicio de Evaluación Educativ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OEECED</text:p>
          </table:table-cell>
          <table:table-cell office:value-type="string">
            <text:p>D.G. Ordenación Eval Educativa</text:p>
          </table:table-cell>
          <table:table-cell office:value-type="string">
            <text:p>SVEADCED</text:p>
          </table:table-cell>
          <table:table-cell office:value-type="string">
            <text:p>Sv. Enseñanzas Artísticas Deport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GRRHHCED</text:p>
          </table:table-cell>
          <table:table-cell office:value-type="string">
            <text:p>D.G. Gestión RRHH</text:p>
          </table:table-cell>
          <table:table-cell office:value-type="string">
            <text:p>CGRHCED</text:p>
          </table:table-cell>
          <table:table-cell office:value-type="string">
            <text:p>Coor. Gestión Recursos Human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GRRHHCED</text:p>
          </table:table-cell>
          <table:table-cell office:value-type="string">
            <text:p>D.G. Gestión RRHH</text:p>
          </table:table-cell>
          <table:table-cell office:value-type="string">
            <text:p>SVGPNDCED</text:p>
          </table:table-cell>
          <table:table-cell office:value-type="string">
            <text:p>Sv. Gestión Personal no Docente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GRRHHCED</text:p>
          </table:table-cell>
          <table:table-cell office:value-type="string">
            <text:p>D.G. Gestión RRHH</text:p>
          </table:table-cell>
          <table:table-cell office:value-type="string">
            <text:p>SVGPDEIPCED</text:p>
          </table:table-cell>
          <table:table-cell office:value-type="string">
            <text:p>Sv Gest. Per. Doc. Educ Infan Pr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GRRHHCED</text:p>
          </table:table-cell>
          <table:table-cell office:value-type="string">
            <text:p>D.G. Gestión RRHH</text:p>
          </table:table-cell>
          <table:table-cell office:value-type="string">
            <text:p>SVGPDSERECED</text:p>
          </table:table-cell>
          <table:table-cell office:value-type="string">
            <text:p>Sv Gest. Per. Doc. Secund. E.R.E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GRRHHCED</text:p>
          </table:table-cell>
          <table:table-cell office:value-type="string">
            <text:p>D.G. Gestión RRHH</text:p>
          </table:table-cell>
          <table:table-cell office:value-type="string">
            <text:p>SVRJRCED</text:p>
          </table:table-cell>
          <table:table-cell office:value-type="string">
            <text:p>Sv Régimen Jurídico y Recurs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FPEPCEC</text:p>
          </table:table-cell>
          <table:table-cell office:value-type="string">
            <text:p>D.G. Form. Prof. Educ Permanente</text:p>
          </table:table-cell>
          <table:table-cell office:value-type="string">
            <text:p>SVEPCED</text:p>
          </table:table-cell>
          <table:table-cell office:value-type="string">
            <text:p>Servicio de Educación Permanente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FPEPCEC</text:p>
          </table:table-cell>
          <table:table-cell office:value-type="string">
            <text:p>D.G. Form. Prof. Educ Permanente</text:p>
          </table:table-cell>
          <table:table-cell office:value-type="string">
            <text:p>SVDPAFCED</text:p>
          </table:table-cell>
          <table:table-cell office:value-type="string">
            <text:p>Sv. Desa. Plan Andaluz Form.Prof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FPEPCEC</text:p>
          </table:table-cell>
          <table:table-cell office:value-type="string">
            <text:p>D.G. Form. Prof. Educ Permanente</text:p>
          </table:table-cell>
          <table:table-cell office:value-type="string">
            <text:p>SVFPECEC</text:p>
          </table:table-cell>
          <table:table-cell office:value-type="string">
            <text:p>Sv. Formación Prof. Específ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FPEPCEC</text:p>
          </table:table-cell>
          <table:table-cell office:value-type="string">
            <text:p>D.G. Form. Prof. Educ Permanente</text:p>
          </table:table-cell>
          <table:table-cell office:value-type="string">
            <text:p>IACPCEDUC</text:p>
          </table:table-cell>
          <table:table-cell office:value-type="string">
            <text:p>Inst. Andaluz Cualif. Prof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PEQCED</text:p>
          </table:table-cell>
          <table:table-cell office:value-type="string">
            <text:p>D.G. Particip. y Equidad</text:p>
          </table:table-cell>
          <table:table-cell office:value-type="string">
            <text:p>SVOEADCED</text:p>
          </table:table-cell>
          <table:table-cell office:value-type="string">
            <text:p>Sv. Ori. Educ. Atención Diversid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PEQCED</text:p>
          </table:table-cell>
          <table:table-cell office:value-type="string">
            <text:p>D.G. Particip. y Equidad</text:p>
          </table:table-cell>
          <table:table-cell office:value-type="string">
            <text:p>SVPARTCED</text:p>
          </table:table-cell>
          <table:table-cell office:value-type="string">
            <text:p>Servicio de Participa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PEQCED</text:p>
          </table:table-cell>
          <table:table-cell office:value-type="string">
            <text:p>D.G. Particip. y Equidad</text:p>
          </table:table-cell>
          <table:table-cell office:value-type="string">
            <text:p>SVBAECED</text:p>
          </table:table-cell>
          <table:table-cell office:value-type="string">
            <text:p>Sv de Becas y Ayudas al Estudi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PEQCED</text:p>
          </table:table-cell>
          <table:table-cell office:value-type="string">
            <text:p>D.G. Particip. y Equidad</text:p>
          </table:table-cell>
          <table:table-cell office:value-type="string">
            <text:p>CONTECCONVESC</text:p>
          </table:table-cell>
          <table:table-cell office:value-type="string">
            <text:p>Consej.Tec. Convivencia Escolar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IEFPCEDUC</text:p>
          </table:table-cell>
          <table:table-cell office:value-type="string">
            <text:p>DG. Innov.Educat.Form.Profesorad</text:p>
          </table:table-cell>
          <table:table-cell office:value-type="string">
            <text:p>SVPEICED</text:p>
          </table:table-cell>
          <table:table-cell office:value-type="string">
            <text:p>Sv. Progamas Internacionale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IEFPCEDUC</text:p>
          </table:table-cell>
          <table:table-cell office:value-type="string">
            <text:p>DG. Innov.Educat.Form.Profesorad</text:p>
          </table:table-cell>
          <table:table-cell office:value-type="string">
            <text:p>SVINNOVEDUCATIVA</text:p>
          </table:table-cell>
          <table:table-cell office:value-type="string">
            <text:p>Sv.Innovación Educativ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IEFPCEDUC</text:p>
          </table:table-cell>
          <table:table-cell office:value-type="string">
            <text:p>DG. Innov.Educat.Form.Profesorad</text:p>
          </table:table-cell>
          <table:table-cell office:value-type="string">
            <text:p>SVPLANPROGEDUCAT</text:p>
          </table:table-cell>
          <table:table-cell office:value-type="string">
            <text:p>Sv.Planes y Programas Educativ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IEFPCEDUC</text:p>
          </table:table-cell>
          <table:table-cell office:value-type="string">
            <text:p>DG. Innov.Educat.Form.Profesorad</text:p>
          </table:table-cell>
          <table:table-cell office:value-type="string">
            <text:p>SVPLANFORMACION</text:p>
          </table:table-cell>
          <table:table-cell office:value-type="string">
            <text:p>Sv.Planes Forma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INSPGENEDU</text:p>
          </table:table-cell>
          <table:table-cell office:value-type="string">
            <text:p>Inspección General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GABCONSEJED</text:p>
          </table:table-cell>
          <table:table-cell office:value-type="string">
            <text:p>Gabinete de la Consejer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FPE_CED</text:p>
          </table:table-cell>
          <table:table-cell office:value-type="string">
            <text:p>Dirección General F.P. Empleo</text:p>
          </table:table-cell>
          <table:table-cell office:value-type="string">
            <text:p>SVCENTFORMCONT</text:p>
          </table:table-cell>
          <table:table-cell office:value-type="string">
            <text:p>Serv.Centros,Program. Form.Cont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FPE_CED</text:p>
          </table:table-cell>
          <table:table-cell office:value-type="string">
            <text:p>Dirección General F.P. Empleo</text:p>
          </table:table-cell>
          <table:table-cell office:value-type="string">
            <text:p>SVANALISIPLANFPE</text:p>
          </table:table-cell>
          <table:table-cell office:value-type="string">
            <text:p>Sv.Análisis y Planficación FPE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FPE_CED</text:p>
          </table:table-cell>
          <table:table-cell office:value-type="string">
            <text:p>Dirección General F.P. Empleo</text:p>
          </table:table-cell>
          <table:table-cell office:value-type="string">
            <text:p>SVGESTPROGFPE</text:p>
          </table:table-cell>
          <table:table-cell office:value-type="string">
            <text:p>Sv.Gestión y Programación de FPE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ED</text:p>
          </table:table-cell>
          <table:table-cell office:value-type="string">
            <text:p>Educación</text:p>
          </table:table-cell>
          <table:table-cell office:value-type="string">
            <text:p>VCSCED</text:p>
          </table:table-cell>
          <table:table-cell office:value-type="string">
            <text:p>Viceconsejería</text:p>
          </table:table-cell>
          <table:table-cell office:value-type="string">
            <text:p>SVGEC_CED</text:p>
          </table:table-cell>
          <table:table-cell office:value-type="string">
            <text:p>Sv. Gest. Económica Contratación</text:p>
          </table:table-cell>
          <table:table-cell office:value-type="string">
            <text:p>DGFPE_CED</text:p>
          </table:table-cell>
          <table:table-cell office:value-type="string">
            <text:p>Dirección General F.P. Empleo</text:p>
          </table:table-cell>
          <table:table-cell office:value-type="string">
            <text:p>SVPROGEMPLEO</text:p>
          </table:table-cell>
          <table:table-cell office:value-type="string">
            <text:p>Sv.Programas Emple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SVPERSONALIFAPA</text:p>
          </table:table-cell>
          <table:table-cell office:value-type="string">
            <text:p>Servicio de Personal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SVINFORMATICAIFA</text:p>
          </table:table-cell>
          <table:table-cell office:value-type="string">
            <text:p>Servicio de Informátic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SVINVESTIGACION</text:p>
          </table:table-cell>
          <table:table-cell office:value-type="string">
            <text:p>Servicio de Investigación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SVFORMIFAPA</text:p>
          </table:table-cell>
          <table:table-cell office:value-type="string">
            <text:p>Servicio de Formación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ALMOBIS</text:p>
          </table:table-cell>
          <table:table-cell office:value-type="string">
            <text:p>Centro IFAPA Alameda del Obispo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AGPINO</text:p>
          </table:table-cell>
          <table:table-cell office:value-type="string">
            <text:p>Centro IFAPA Agua del Pino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HUELVA</text:p>
          </table:table-cell>
          <table:table-cell office:value-type="string">
            <text:p>Centro IFAPA Huelv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CABRA</text:p>
          </table:table-cell>
          <table:table-cell office:value-type="string">
            <text:p>Centro IFAPA Cabr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PALRIO</text:p>
          </table:table-cell>
          <table:table-cell office:value-type="string">
            <text:p>Centro IFAPA Palma del Río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HINDUQ</text:p>
          </table:table-cell>
          <table:table-cell office:value-type="string">
            <text:p>Centro IFAPA Hinojosa del Duque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SANFER</text:p>
          </table:table-cell>
          <table:table-cell office:value-type="string">
            <text:p>Centro IFAPA San Fernando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TORUÑO</text:p>
          </table:table-cell>
          <table:table-cell office:value-type="string">
            <text:p>Centro IFAPA El Toruño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RANMER</text:p>
          </table:table-cell>
          <table:table-cell office:value-type="string">
            <text:p>Centro IFAPA Rancho de la Merced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CHIPIONA</text:p>
          </table:table-cell>
          <table:table-cell office:value-type="string">
            <text:p>Centro IFAPA Chipion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MOJONERA</text:p>
          </table:table-cell>
          <table:table-cell office:value-type="string">
            <text:p>Centro IFAPA La Mojoner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CNALMERIA</text:p>
          </table:table-cell>
          <table:table-cell office:value-type="string">
            <text:p>C. IFAPA Centro Náutico Almerí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CHURRIANA</text:p>
          </table:table-cell>
          <table:table-cell office:value-type="string">
            <text:p>Centro IFAPA Churrian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CAMPANILLA</text:p>
          </table:table-cell>
          <table:table-cell office:value-type="string">
            <text:p>Centro IFAPA Campanillas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CAMPURCHIL</text:p>
          </table:table-cell>
          <table:table-cell office:value-type="string">
            <text:p>Centro IFAPA Camino del Purchil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VENLLANO</text:p>
          </table:table-cell>
          <table:table-cell office:value-type="string">
            <text:p>Centro IFAPA Venta del Llano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PALACIOS</text:p>
          </table:table-cell>
          <table:table-cell office:value-type="string">
            <text:p>Centro IFAPA Los Palacios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FAPA</text:p>
          </table:table-cell>
          <table:table-cell office:value-type="string">
            <text:p>I. I. F. Agraria y Pesquera </text:p>
          </table:table-cell>
          <table:table-cell office:value-type="string">
            <text:p>SGIFAPA</text:p>
          </table:table-cell>
          <table:table-cell office:value-type="string">
            <text:p>Secretaría General</text:p>
          </table:table-cell>
          <table:table-cell office:value-type="string">
            <text:p>SVPGEIFAPA</text:p>
          </table:table-cell>
          <table:table-cell office:value-type="string">
            <text:p>Sv. Pptos Gestión Económica</text:p>
          </table:table-cell>
          <table:table-cell office:value-type="string">
            <text:p>CIFAPATORRES</text:p>
          </table:table-cell>
          <table:table-cell office:value-type="string">
            <text:p>Centro IFAPA Las Torres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 office:value-type="string">
            <text:p>DIRECCIONIAM</text:p>
          </table:table-cell>
          <table:table-cell office:value-type="string">
            <text:p>Dirección IAM</text:p>
          </table:table-cell>
          <table:table-cell office:value-type="string">
            <text:p>SGIAM</text:p>
          </table:table-cell>
          <table:table-cell office:value-type="string">
            <text:p>Secretaria General </text:p>
          </table:table-cell>
          <table:table-cell office:value-type="string">
            <text:p>SERCCSIAM</text:p>
          </table:table-cell>
          <table:table-cell office:value-type="string">
            <text:p>Sv. Cont. Conv. y Subvenciones</text:p>
          </table:table-cell>
          <table:table-cell office:value-type="string">
            <text:p>GABDIRIAM</text:p>
          </table:table-cell>
          <table:table-cell office:value-type="string">
            <text:p>Gabinete de Direc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 office:value-type="string">
            <text:p>DIRECCIONIAM</text:p>
          </table:table-cell>
          <table:table-cell office:value-type="string">
            <text:p>Dirección IAM</text:p>
          </table:table-cell>
          <table:table-cell office:value-type="string">
            <text:p>SGIAM</text:p>
          </table:table-cell>
          <table:table-cell office:value-type="string">
            <text:p>Secretaria General </text:p>
          </table:table-cell>
          <table:table-cell office:value-type="string">
            <text:p>SERCCSIAM</text:p>
          </table:table-cell>
          <table:table-cell office:value-type="string">
            <text:p>Sv. Cont. Conv. y Subvenciones</text:p>
          </table:table-cell>
          <table:table-cell office:value-type="string">
            <text:p>SERCOORD</text:p>
          </table:table-cell>
          <table:table-cell office:value-type="string">
            <text:p>Ser. de Coordina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 office:value-type="string">
            <text:p>DIRECCIONIAM</text:p>
          </table:table-cell>
          <table:table-cell office:value-type="string">
            <text:p>Dirección IAM</text:p>
          </table:table-cell>
          <table:table-cell office:value-type="string">
            <text:p>SGIAM</text:p>
          </table:table-cell>
          <table:table-cell office:value-type="string">
            <text:p>Secretaria General </text:p>
          </table:table-cell>
          <table:table-cell office:value-type="string">
            <text:p>SERCCSIAM</text:p>
          </table:table-cell>
          <table:table-cell office:value-type="string">
            <text:p>Sv. Cont. Conv. y Subvenciones</text:p>
          </table:table-cell>
          <table:table-cell office:value-type="string">
            <text:p>SERFYE</text:p>
          </table:table-cell>
          <table:table-cell office:value-type="string">
            <text:p>Ser. Formación y Emple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 office:value-type="string">
            <text:p>DIRECCIONIAM</text:p>
          </table:table-cell>
          <table:table-cell office:value-type="string">
            <text:p>Dirección IAM</text:p>
          </table:table-cell>
          <table:table-cell office:value-type="string">
            <text:p>SGIAM</text:p>
          </table:table-cell>
          <table:table-cell office:value-type="string">
            <text:p>Secretaria General </text:p>
          </table:table-cell>
          <table:table-cell office:value-type="string">
            <text:p>SERCCSIAM</text:p>
          </table:table-cell>
          <table:table-cell office:value-type="string">
            <text:p>Sv. Cont. Conv. y Subvenciones</text:p>
          </table:table-cell>
          <table:table-cell office:value-type="string">
            <text:p>GABEYP</text:p>
          </table:table-cell>
          <table:table-cell office:value-type="string">
            <text:p>Gab. Estudios y programa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 office:value-type="string">
            <text:p>DIRECCIONIAM</text:p>
          </table:table-cell>
          <table:table-cell office:value-type="string">
            <text:p>Dirección IAM</text:p>
          </table:table-cell>
          <table:table-cell office:value-type="string">
            <text:p>SGIAM</text:p>
          </table:table-cell>
          <table:table-cell office:value-type="string">
            <text:p>Secretaria General </text:p>
          </table:table-cell>
          <table:table-cell office:value-type="string">
            <text:p>SERCCSIAM</text:p>
          </table:table-cell>
          <table:table-cell office:value-type="string">
            <text:p>Sv. Cont. Conv. y Subvenciones</text:p>
          </table:table-cell>
          <table:table-cell office:value-type="string">
            <text:p>SERPYAG</text:p>
          </table:table-cell>
          <table:table-cell office:value-type="string">
            <text:p>Ser. Personal y Admon. General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 office:value-type="string">
            <text:p>DIRECCIONIAM</text:p>
          </table:table-cell>
          <table:table-cell office:value-type="string">
            <text:p>Dirección IAM</text:p>
          </table:table-cell>
          <table:table-cell office:value-type="string">
            <text:p>SGIAM</text:p>
          </table:table-cell>
          <table:table-cell office:value-type="string">
            <text:p>Secretaria General </text:p>
          </table:table-cell>
          <table:table-cell office:value-type="string">
            <text:p>SERCCSIAM</text:p>
          </table:table-cell>
          <table:table-cell office:value-type="string">
            <text:p>Sv. Cont. Conv. y Subvenciones</text:p>
          </table:table-cell>
          <table:table-cell office:value-type="string">
            <text:p>SERIIAM</text:p>
          </table:table-cell>
          <table:table-cell office:value-type="string">
            <text:p>Ser. Informát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ECA</text:p>
          </table:table-cell>
          <table:table-cell office:value-type="string">
            <text:p>Inst. Est. y Cart.de Andalucía</text:p>
          </table:table-cell>
          <table:table-cell office:value-type="string">
            <text:p>DIRECCIÓN IECA</text:p>
          </table:table-cell>
          <table:table-cell office:value-type="string">
            <text:p>Dirección IECA</text:p>
          </table:table-cell>
          <table:table-cell office:value-type="string">
            <text:p>SECRETARÍA IECA</text:p>
          </table:table-cell>
          <table:table-cell office:value-type="string">
            <text:p>Secretaría General IECA</text:p>
          </table:table-cell>
          <table:table-cell office:value-type="string">
            <text:p>SV. PERS, GES EC</text:p>
          </table:table-cell>
          <table:table-cell office:value-type="string">
            <text:p>Sv. Personal, Gestión Económica</text:p>
          </table:table-cell>
          <table:table-cell office:value-type="string">
            <text:p>SUBDIREC. CYP</text:p>
          </table:table-cell>
          <table:table-cell office:value-type="string">
            <text:p>Subdirección Coordinación y Pla.</text:p>
          </table:table-cell>
          <table:table-cell office:value-type="string">
            <text:p>SV. PYC</text:p>
          </table:table-cell>
          <table:table-cell office:value-type="string">
            <text:p>Ser. Planificación y Coordinac.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ECA</text:p>
          </table:table-cell>
          <table:table-cell office:value-type="string">
            <text:p>Inst. Est. y Cart.de Andalucía</text:p>
          </table:table-cell>
          <table:table-cell office:value-type="string">
            <text:p>DIRECCIÓN IECA</text:p>
          </table:table-cell>
          <table:table-cell office:value-type="string">
            <text:p>Dirección IECA</text:p>
          </table:table-cell>
          <table:table-cell office:value-type="string">
            <text:p>SECRETARÍA IECA</text:p>
          </table:table-cell>
          <table:table-cell office:value-type="string">
            <text:p>Secretaría General IECA</text:p>
          </table:table-cell>
          <table:table-cell office:value-type="string">
            <text:p>SV. PERS, GES EC</text:p>
          </table:table-cell>
          <table:table-cell office:value-type="string">
            <text:p>Sv. Personal, Gestión Económica</text:p>
          </table:table-cell>
          <table:table-cell office:value-type="string">
            <text:p>SUBDIREC. CYP</text:p>
          </table:table-cell>
          <table:table-cell office:value-type="string">
            <text:p>Subdirección Coordinación y Pla.</text:p>
          </table:table-cell>
          <table:table-cell office:value-type="string">
            <text:p>SV. ESME</text:p>
          </table:table-cell>
          <table:table-cell office:value-type="string">
            <text:p>Ser. Estudios, Síntesis y Método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ECA</text:p>
          </table:table-cell>
          <table:table-cell office:value-type="string">
            <text:p>Inst. Est. y Cart.de Andalucía</text:p>
          </table:table-cell>
          <table:table-cell office:value-type="string">
            <text:p>DIRECCIÓN IECA</text:p>
          </table:table-cell>
          <table:table-cell office:value-type="string">
            <text:p>Dirección IECA</text:p>
          </table:table-cell>
          <table:table-cell office:value-type="string">
            <text:p>SECRETARÍA IECA</text:p>
          </table:table-cell>
          <table:table-cell office:value-type="string">
            <text:p>Secretaría General IECA</text:p>
          </table:table-cell>
          <table:table-cell office:value-type="string">
            <text:p>SV. PERS, GES EC</text:p>
          </table:table-cell>
          <table:table-cell office:value-type="string">
            <text:p>Sv. Personal, Gestión Económica</text:p>
          </table:table-cell>
          <table:table-cell office:value-type="string">
            <text:p>SUBDIREC. CYP</text:p>
          </table:table-cell>
          <table:table-cell office:value-type="string">
            <text:p>Subdirección Coordinación y Pla.</text:p>
          </table:table-cell>
          <table:table-cell office:value-type="string">
            <text:p>SV. DYP</text:p>
          </table:table-cell>
          <table:table-cell office:value-type="string">
            <text:p>Ser. Difusión y Publicacione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ECA</text:p>
          </table:table-cell>
          <table:table-cell office:value-type="string">
            <text:p>Inst. Est. y Cart.de Andalucía</text:p>
          </table:table-cell>
          <table:table-cell office:value-type="string">
            <text:p>DIRECCIÓN IECA</text:p>
          </table:table-cell>
          <table:table-cell office:value-type="string">
            <text:p>Dirección IECA</text:p>
          </table:table-cell>
          <table:table-cell office:value-type="string">
            <text:p>SECRETARÍA IECA</text:p>
          </table:table-cell>
          <table:table-cell office:value-type="string">
            <text:p>Secretaría General IECA</text:p>
          </table:table-cell>
          <table:table-cell office:value-type="string">
            <text:p>SV. PERS, GES EC</text:p>
          </table:table-cell>
          <table:table-cell office:value-type="string">
            <text:p>Sv. Personal, Gestión Económica</text:p>
          </table:table-cell>
          <table:table-cell office:value-type="string">
            <text:p>SUBDIREC. CYP</text:p>
          </table:table-cell>
          <table:table-cell office:value-type="string">
            <text:p>Subdirección Coordinación y Pla.</text:p>
          </table:table-cell>
          <table:table-cell office:value-type="string">
            <text:p>SV. GEST. INFOR.</text:p>
          </table:table-cell>
          <table:table-cell office:value-type="string">
            <text:p>Ser. Gestión de la Informació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ECA</text:p>
          </table:table-cell>
          <table:table-cell office:value-type="string">
            <text:p>Inst. Est. y Cart.de Andalucía</text:p>
          </table:table-cell>
          <table:table-cell office:value-type="string">
            <text:p>DIRECCIÓN IECA</text:p>
          </table:table-cell>
          <table:table-cell office:value-type="string">
            <text:p>Dirección IECA</text:p>
          </table:table-cell>
          <table:table-cell office:value-type="string">
            <text:p>SECRETARÍA IECA</text:p>
          </table:table-cell>
          <table:table-cell office:value-type="string">
            <text:p>Secretaría General IECA</text:p>
          </table:table-cell>
          <table:table-cell office:value-type="string">
            <text:p>SV. PERS, GES EC</text:p>
          </table:table-cell>
          <table:table-cell office:value-type="string">
            <text:p>Sv. Personal, Gestión Económica</text:p>
          </table:table-cell>
          <table:table-cell office:value-type="string">
            <text:p>SUBDIREC. ESTAD.</text:p>
          </table:table-cell>
          <table:table-cell office:value-type="string">
            <text:p>Subdirección de Estadística</text:p>
          </table:table-cell>
          <table:table-cell office:value-type="string">
            <text:p>SV. INFORMÁTICA</text:p>
          </table:table-cell>
          <table:table-cell office:value-type="string">
            <text:p>Servicio de Informática IEC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ECA</text:p>
          </table:table-cell>
          <table:table-cell office:value-type="string">
            <text:p>Inst. Est. y Cart.de Andalucía</text:p>
          </table:table-cell>
          <table:table-cell office:value-type="string">
            <text:p>DIRECCIÓN IECA</text:p>
          </table:table-cell>
          <table:table-cell office:value-type="string">
            <text:p>Dirección IECA</text:p>
          </table:table-cell>
          <table:table-cell office:value-type="string">
            <text:p>SECRETARÍA IECA</text:p>
          </table:table-cell>
          <table:table-cell office:value-type="string">
            <text:p>Secretaría General IECA</text:p>
          </table:table-cell>
          <table:table-cell office:value-type="string">
            <text:p>SV. PERS, GES EC</text:p>
          </table:table-cell>
          <table:table-cell office:value-type="string">
            <text:p>Sv. Personal, Gestión Económica</text:p>
          </table:table-cell>
          <table:table-cell office:value-type="string">
            <text:p>SUBDIREC. ESTAD.</text:p>
          </table:table-cell>
          <table:table-cell office:value-type="string">
            <text:p>Subdirección de Estadística</text:p>
          </table:table-cell>
          <table:table-cell office:value-type="string">
            <text:p>SV. ESTAD. DYS</text:p>
          </table:table-cell>
          <table:table-cell office:value-type="string">
            <text:p>Sv. Est. Demográficas y Sociale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ECA</text:p>
          </table:table-cell>
          <table:table-cell office:value-type="string">
            <text:p>Inst. Est. y Cart.de Andalucía</text:p>
          </table:table-cell>
          <table:table-cell office:value-type="string">
            <text:p>DIRECCIÓN IECA</text:p>
          </table:table-cell>
          <table:table-cell office:value-type="string">
            <text:p>Dirección IECA</text:p>
          </table:table-cell>
          <table:table-cell office:value-type="string">
            <text:p>SECRETARÍA IECA</text:p>
          </table:table-cell>
          <table:table-cell office:value-type="string">
            <text:p>Secretaría General IECA</text:p>
          </table:table-cell>
          <table:table-cell office:value-type="string">
            <text:p>SV. PERS, GES EC</text:p>
          </table:table-cell>
          <table:table-cell office:value-type="string">
            <text:p>Sv. Personal, Gestión Económica</text:p>
          </table:table-cell>
          <table:table-cell office:value-type="string">
            <text:p>SUBDIREC. ESTAD.</text:p>
          </table:table-cell>
          <table:table-cell office:value-type="string">
            <text:p>Subdirección de Estadística</text:p>
          </table:table-cell>
          <table:table-cell office:value-type="string">
            <text:p>SV. EST. ECONÓM.</text:p>
          </table:table-cell>
          <table:table-cell office:value-type="string">
            <text:p>Sv. de Estadísticas Económica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ECA</text:p>
          </table:table-cell>
          <table:table-cell office:value-type="string">
            <text:p>Inst. Est. y Cart.de Andalucía</text:p>
          </table:table-cell>
          <table:table-cell office:value-type="string">
            <text:p>DIRECCIÓN IECA</text:p>
          </table:table-cell>
          <table:table-cell office:value-type="string">
            <text:p>Dirección IECA</text:p>
          </table:table-cell>
          <table:table-cell office:value-type="string">
            <text:p>SECRETARÍA IECA</text:p>
          </table:table-cell>
          <table:table-cell office:value-type="string">
            <text:p>Secretaría General IECA</text:p>
          </table:table-cell>
          <table:table-cell office:value-type="string">
            <text:p>SV. PERS, GES EC</text:p>
          </table:table-cell>
          <table:table-cell office:value-type="string">
            <text:p>Sv. Personal, Gestión Económica</text:p>
          </table:table-cell>
          <table:table-cell office:value-type="string">
            <text:p>SUBDIREC. CARTO.</text:p>
          </table:table-cell>
          <table:table-cell office:value-type="string">
            <text:p>Subdirección de Cartografía</text:p>
          </table:table-cell>
          <table:table-cell office:value-type="string">
            <text:p>SV. INFRA. CART.</text:p>
          </table:table-cell>
          <table:table-cell office:value-type="string">
            <text:p>Sv. Infraestructura Cartográfic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ECA</text:p>
          </table:table-cell>
          <table:table-cell office:value-type="string">
            <text:p>Inst. Est. y Cart.de Andalucía</text:p>
          </table:table-cell>
          <table:table-cell office:value-type="string">
            <text:p>DIRECCIÓN IECA</text:p>
          </table:table-cell>
          <table:table-cell office:value-type="string">
            <text:p>Dirección IECA</text:p>
          </table:table-cell>
          <table:table-cell office:value-type="string">
            <text:p>SECRETARÍA IECA</text:p>
          </table:table-cell>
          <table:table-cell office:value-type="string">
            <text:p>Secretaría General IECA</text:p>
          </table:table-cell>
          <table:table-cell office:value-type="string">
            <text:p>SV. PERS, GES EC</text:p>
          </table:table-cell>
          <table:table-cell office:value-type="string">
            <text:p>Sv. Personal, Gestión Económica</text:p>
          </table:table-cell>
          <table:table-cell office:value-type="string">
            <text:p>SUBDIREC. CARTO.</text:p>
          </table:table-cell>
          <table:table-cell office:value-type="string">
            <text:p>Subdirección de Cartografía</text:p>
          </table:table-cell>
          <table:table-cell office:value-type="string">
            <text:p>SV. PROD. CARTO.</text:p>
          </table:table-cell>
          <table:table-cell office:value-type="string">
            <text:p>Sv. de Producción Cartográfic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SGTCTC</text:p>
          </table:table-cell>
          <table:table-cell office:value-type="string">
            <text:p>Secretaría General Técnica</text:p>
          </table:table-cell>
          <table:table-cell office:value-type="string">
            <text:p>SVLEGRECCTCD</text:p>
          </table:table-cell>
          <table:table-cell office:value-type="string">
            <text:p>Servicio de Legislación y Recur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SGTCTC</text:p>
          </table:table-cell>
          <table:table-cell office:value-type="string">
            <text:p>Secretaría General Técnica</text:p>
          </table:table-cell>
          <table:table-cell office:value-type="string">
            <text:p>SVINFORCTCD</text:p>
          </table:table-cell>
          <table:table-cell office:value-type="string">
            <text:p>Servicio de Informática Turism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SGTCTC</text:p>
          </table:table-cell>
          <table:table-cell office:value-type="string">
            <text:p>Secretaría General Técnica</text:p>
          </table:table-cell>
          <table:table-cell office:value-type="string">
            <text:p>SVPREGESECCTCD</text:p>
          </table:table-cell>
          <table:table-cell office:value-type="string">
            <text:p>Sv. Presupuestos y Gestión Econ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SGTCTC</text:p>
          </table:table-cell>
          <table:table-cell office:value-type="string">
            <text:p>Secretaría General Técnica</text:p>
          </table:table-cell>
          <table:table-cell office:value-type="string">
            <text:p>SVPERASGEN</text:p>
          </table:table-cell>
          <table:table-cell office:value-type="string">
            <text:p>Sv. Personal y Asuntos Generale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SGTCTC</text:p>
          </table:table-cell>
          <table:table-cell office:value-type="string">
            <text:p>Secretaría General Técnica</text:p>
          </table:table-cell>
          <table:table-cell office:value-type="string">
            <text:p>SVINFDOCESPU</text:p>
          </table:table-cell>
          <table:table-cell office:value-type="string">
            <text:p>Sv.Infor. Doc. Estudios Publicac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SGTURISMO</text:p>
          </table:table-cell>
          <table:table-cell office:value-type="string">
            <text:p>Secret.Gral. para el Turismo</text:p>
          </table:table-cell>
          <table:table-cell office:value-type="string">
            <text:p>SVPLANTUR</text:p>
          </table:table-cell>
          <table:table-cell office:value-type="string">
            <text:p>Sv. Planificación Turíst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SGTURISMO</text:p>
          </table:table-cell>
          <table:table-cell office:value-type="string">
            <text:p>Secret.Gral. para el Turismo</text:p>
          </table:table-cell>
          <table:table-cell office:value-type="string">
            <text:p>SVINGESTUR</text:p>
          </table:table-cell>
          <table:table-cell office:value-type="string">
            <text:p>Sv. Incentivos Gestión Turíst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SGTURISMO</text:p>
          </table:table-cell>
          <table:table-cell office:value-type="string">
            <text:p>Secret.Gral. para el Turismo</text:p>
          </table:table-cell>
          <table:table-cell office:value-type="string">
            <text:p>REGJURRECURSOS</text:p>
          </table:table-cell>
          <table:table-cell office:value-type="string">
            <text:p>Sv.Régimen Jurídico y Recurs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DGCAINFOMTUR</text:p>
          </table:table-cell>
          <table:table-cell office:value-type="string">
            <text:p>D.G. Calidad Innov. Fomento Tur.</text:p>
          </table:table-cell>
          <table:table-cell office:value-type="string">
            <text:p>SVEMACTTUR</text:p>
          </table:table-cell>
          <table:table-cell office:value-type="string">
            <text:p>Sv. Empresas Actividades Turstic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DGCAINFOMTUR</text:p>
          </table:table-cell>
          <table:table-cell office:value-type="string">
            <text:p>D.G. Calidad Innov. Fomento Tur.</text:p>
          </table:table-cell>
          <table:table-cell office:value-type="string">
            <text:p>SVCALINN</text:p>
          </table:table-cell>
          <table:table-cell office:value-type="string">
            <text:p>Servicio de Calidad e Innova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DGCAINFOMTUR</text:p>
          </table:table-cell>
          <table:table-cell office:value-type="string">
            <text:p>D.G. Calidad Innov. Fomento Tur.</text:p>
          </table:table-cell>
          <table:table-cell office:value-type="string">
            <text:p>SVCOORFOME</text:p>
          </table:table-cell>
          <table:table-cell office:value-type="string">
            <text:p>Sv. Coordinación y Foment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DGCAINFOMTUR</text:p>
          </table:table-cell>
          <table:table-cell office:value-type="string">
            <text:p>D.G. Calidad Innov. Fomento Tur.</text:p>
          </table:table-cell>
          <table:table-cell office:value-type="string">
            <text:p>SVPRFOEOTA</text:p>
          </table:table-cell>
          <table:table-cell office:value-type="string">
            <text:p>Sv.Prospectiva Formación (EOTA)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DGCOMERCIO</text:p>
          </table:table-cell>
          <table:table-cell office:value-type="string">
            <text:p>Dirección General de Comercio</text:p>
          </table:table-cell>
          <table:table-cell office:value-type="string">
            <text:p>SVANPLACOM</text:p>
          </table:table-cell>
          <table:table-cell office:value-type="string">
            <text:p>Sv. Análisis Planif. Comercial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DGCOMERCIO</text:p>
          </table:table-cell>
          <table:table-cell office:value-type="string">
            <text:p>Dirección General de Comercio</text:p>
          </table:table-cell>
          <table:table-cell office:value-type="string">
            <text:p>SVESCOMCTCD</text:p>
          </table:table-cell>
          <table:table-cell office:value-type="string">
            <text:p>Servicio Estructuras Comerciale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DGCOMERCIO</text:p>
          </table:table-cell>
          <table:table-cell office:value-type="string">
            <text:p>Dirección General de Comercio</text:p>
          </table:table-cell>
          <table:table-cell office:value-type="string">
            <text:p>SVPLAPRCOOAD</text:p>
          </table:table-cell>
          <table:table-cell office:value-type="string">
            <text:p>Sv.Planif. Pres. Coord. Adm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DGCOMERCIO</text:p>
          </table:table-cell>
          <table:table-cell office:value-type="string">
            <text:p>Dirección General de Comercio</text:p>
          </table:table-cell>
          <table:table-cell office:value-type="string">
            <text:p>SVRESANCACOCOAM</text:p>
          </table:table-cell>
          <table:table-cell office:value-type="string">
            <text:p>Sv.Reg. Sanc. Cam. Com. y Com.Am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DGCOMERCIO</text:p>
          </table:table-cell>
          <table:table-cell office:value-type="string">
            <text:p>Dirección General de Comercio</text:p>
          </table:table-cell>
          <table:table-cell office:value-type="string">
            <text:p>SVPROCOAR</text:p>
          </table:table-cell>
          <table:table-cell office:value-type="string">
            <text:p>Sv. Promoción Comer. Artesaní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TCD</text:p>
          </table:table-cell>
          <table:table-cell office:value-type="string">
            <text:p>Turismo y Comercio</text:p>
          </table:table-cell>
          <table:table-cell office:value-type="string">
            <text:p>VICECTC</text:p>
          </table:table-cell>
          <table:table-cell office:value-type="string">
            <text:p>Viceconsejería Turismo y Comerci</text:p>
          </table:table-cell>
          <table:table-cell office:value-type="string">
            <text:p>SVCONADGEN</text:p>
          </table:table-cell>
          <table:table-cell office:value-type="string">
            <text:p>Sv. Contratación Admon. Gral.</text:p>
          </table:table-cell>
          <table:table-cell office:value-type="string">
            <text:p>COORGRALCTC</text:p>
          </table:table-cell>
          <table:table-cell office:value-type="string">
            <text:p>Coordinación General</text:p>
          </table:table-cell>
          <table:table-cell office:value-type="string">
            <text:p>SVCOORGRALCTC</text:p>
          </table:table-cell>
          <table:table-cell office:value-type="string">
            <text:p>Servicio de Coordinación</text:p>
          </table:table-cell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 office:value-type="string">
            <text:p>ORGCONT</text:p>
          </table:table-cell>
          <table:table-cell office:value-type="string">
            <text:p>Órgano de Contratación</text:p>
          </table:table-cell>
          <table:table-cell office:value-type="string">
            <text:p>SECGENIAJ </text:p>
          </table:table-cell>
          <table:table-cell office:value-type="string">
            <text:p>Secretaría General</text:p>
          </table:table-cell>
          <table:table-cell office:value-type="string">
            <text:p>CONSTECIAJ</text:p>
          </table:table-cell>
          <table:table-cell office:value-type="string">
            <text:p>Consejera Técnic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 office:value-type="string">
            <text:p>ORGCONT</text:p>
          </table:table-cell>
          <table:table-cell office:value-type="string">
            <text:p>Órgano de Contratación</text:p>
          </table:table-cell>
          <table:table-cell office:value-type="string">
            <text:p>SECGENIAJ </text:p>
          </table:table-cell>
          <table:table-cell office:value-type="string">
            <text:p>Secretaría General</text:p>
          </table:table-cell>
          <table:table-cell office:value-type="string">
            <text:p>SVCOORDTEC</text:p>
          </table:table-cell>
          <table:table-cell office:value-type="string">
            <text:p>Servicio de Coordinación Técnic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 office:value-type="string">
            <text:p>ORGCONT</text:p>
          </table:table-cell>
          <table:table-cell office:value-type="string">
            <text:p>Órgano de Contratación</text:p>
          </table:table-cell>
          <table:table-cell office:value-type="string">
            <text:p>SECGENIAJ </text:p>
          </table:table-cell>
          <table:table-cell office:value-type="string">
            <text:p>Secretaría General</text:p>
          </table:table-cell>
          <table:table-cell office:value-type="string">
            <text:p>SVPREGESEC</text:p>
          </table:table-cell>
          <table:table-cell office:value-type="string">
            <text:p>SV. Presupuestos Gest. Económic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 office:value-type="string">
            <text:p>ORGCONT</text:p>
          </table:table-cell>
          <table:table-cell office:value-type="string">
            <text:p>Órgano de Contratación</text:p>
          </table:table-cell>
          <table:table-cell office:value-type="string">
            <text:p>SECGENIAJ </text:p>
          </table:table-cell>
          <table:table-cell office:value-type="string">
            <text:p>Secretaría General</text:p>
          </table:table-cell>
          <table:table-cell office:value-type="string">
            <text:p>SVPERADMGEN </text:p>
          </table:table-cell>
          <table:table-cell office:value-type="string">
            <text:p>Sv Personal y Adm General</text:p>
          </table:table-cell>
          <table:table-cell office:value-type="string">
            <text:p>DEPOBSUPR</text:p>
          </table:table-cell>
          <table:table-cell office:value-type="string">
            <text:p>Dep. Obras y Supervisión de Proy</text:p>
          </table:table-cell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 office:value-type="string">
            <text:p>ORGCONT</text:p>
          </table:table-cell>
          <table:table-cell office:value-type="string">
            <text:p>Órgano de Contratación</text:p>
          </table:table-cell>
          <table:table-cell office:value-type="string">
            <text:p>SECGENIAJ </text:p>
          </table:table-cell>
          <table:table-cell office:value-type="string">
            <text:p>Secretaría General</text:p>
          </table:table-cell>
          <table:table-cell office:value-type="string">
            <text:p>SVINFORIAJ</text:p>
          </table:table-cell>
          <table:table-cell office:value-type="string">
            <text:p>Servicio de Informátic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 office:value-type="string">
            <text:p>ORGCONT</text:p>
          </table:table-cell>
          <table:table-cell office:value-type="string">
            <text:p>Órgano de Contratación</text:p>
          </table:table-cell>
          <table:table-cell office:value-type="string">
            <text:p>SUBDIRIAJ</text:p>
          </table:table-cell>
          <table:table-cell office:value-type="string">
            <text:p>Subdirección</text:p>
          </table:table-cell>
          <table:table-cell office:value-type="string">
            <text:p>SVCOREIN</text:p>
          </table:table-cell>
          <table:table-cell office:value-type="string">
            <text:p>Sv. Coord. Relac. Institucionale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 office:value-type="string">
            <text:p>ORGCONT</text:p>
          </table:table-cell>
          <table:table-cell office:value-type="string">
            <text:p>Órgano de Contratación</text:p>
          </table:table-cell>
          <table:table-cell office:value-type="string">
            <text:p>SUBDIRIAJ</text:p>
          </table:table-cell>
          <table:table-cell office:value-type="string">
            <text:p>Subdirección</text:p>
          </table:table-cell>
          <table:table-cell office:value-type="string">
            <text:p>SVFOINDO</text:p>
          </table:table-cell>
          <table:table-cell office:value-type="string">
            <text:p>Sv. Form. Invs y Documentación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 office:value-type="string">
            <text:p>ORGCONT</text:p>
          </table:table-cell>
          <table:table-cell office:value-type="string">
            <text:p>Órgano de Contratación</text:p>
          </table:table-cell>
          <table:table-cell office:value-type="string">
            <text:p>SUBDIRIAJ</text:p>
          </table:table-cell>
          <table:table-cell office:value-type="string">
            <text:p>Subdirección</text:p>
          </table:table-cell>
          <table:table-cell office:value-type="string">
            <text:p>SVPRINJU</text:p>
          </table:table-cell>
          <table:table-cell office:value-type="string">
            <text:p>Sv. Programación e Infor.Juvenil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DG-OFIC-JUDFIS</text:p>
          </table:table-cell>
          <table:table-cell office:value-type="string">
            <text:p>DG Oficina Judicial y Fiscal</text:p>
          </table:table-cell>
          <table:table-cell office:value-type="string">
            <text:p>SV-INST-MEDLEG</text:p>
          </table:table-cell>
          <table:table-cell office:value-type="string">
            <text:p>SV.Instituto de Medicina leg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DG-OFIC-JUDFIS</text:p>
          </table:table-cell>
          <table:table-cell office:value-type="string">
            <text:p>DG Oficina Judicial y Fiscal</text:p>
          </table:table-cell>
          <table:table-cell office:value-type="string">
            <text:p>SV-OFIC-JUD</text:p>
          </table:table-cell>
          <table:table-cell office:value-type="string">
            <text:p>SV.Oficina judici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DG-OFIC-JUDFIS</text:p>
          </table:table-cell>
          <table:table-cell office:value-type="string">
            <text:p>DG Oficina Judicial y Fiscal</text:p>
          </table:table-cell>
          <table:table-cell office:value-type="string">
            <text:p>SV-ARCJUD</text:p>
          </table:table-cell>
          <table:table-cell office:value-type="string">
            <text:p>SV.Archivos judiciales.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DG-OFIC-JUDFIS</text:p>
          </table:table-cell>
          <table:table-cell office:value-type="string">
            <text:p>DG Oficina Judicial y Fiscal</text:p>
          </table:table-cell>
          <table:table-cell office:value-type="string">
            <text:p>SV-RRHH-PERJUS</text:p>
          </table:table-cell>
          <table:table-cell office:value-type="string">
            <text:p>SV.Rec. Hum. Personal Justici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DG-JUSJU-COO</text:p>
          </table:table-cell>
          <table:table-cell office:value-type="string">
            <text:p>DG Just. Juvenil y Cooperación</text:p>
          </table:table-cell>
          <table:table-cell office:value-type="string">
            <text:p>SV-ASISJURGRA</text:p>
          </table:table-cell>
          <table:table-cell office:value-type="string">
            <text:p>SV.Asist. Jurídica Gratuit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DG-JUSJU-COO</text:p>
          </table:table-cell>
          <table:table-cell office:value-type="string">
            <text:p>DG Just. Juvenil y Cooperación</text:p>
          </table:table-cell>
          <table:table-cell office:value-type="string">
            <text:p>SV-MENINFR</text:p>
          </table:table-cell>
          <table:table-cell office:value-type="string">
            <text:p>SV.Menores Infractore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DG-JUSJU-COO</text:p>
          </table:table-cell>
          <table:table-cell office:value-type="string">
            <text:p>DG Just. Juvenil y Cooperación</text:p>
          </table:table-cell>
          <table:table-cell office:value-type="string">
            <text:p>SV-MEDMA-REIN</text:p>
          </table:table-cell>
          <table:table-cell office:value-type="string">
            <text:p>SV.Medidas medio Ab. y reinserc.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DG-INFR-SIST</text:p>
          </table:table-cell>
          <table:table-cell office:value-type="string">
            <text:p>DG.Infraestructuras y sistemas</text:p>
          </table:table-cell>
          <table:table-cell office:value-type="string">
            <text:p>SV-OBRAS_PAT</text:p>
          </table:table-cell>
          <table:table-cell office:value-type="string">
            <text:p>SV.Obras y Patrimonio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DG-INFR-SIST</text:p>
          </table:table-cell>
          <table:table-cell office:value-type="string">
            <text:p>DG.Infraestructuras y sistemas</text:p>
          </table:table-cell>
          <table:table-cell office:value-type="string">
            <text:p>SV-INFJUS</text:p>
          </table:table-cell>
          <table:table-cell office:value-type="string">
            <text:p>SV.Informática de Justici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DG-INFR-SIST</text:p>
          </table:table-cell>
          <table:table-cell office:value-type="string">
            <text:p>DG.Infraestructuras y sistemas</text:p>
          </table:table-cell>
          <table:table-cell office:value-type="string">
            <text:p>SV-GESREJUD</text:p>
          </table:table-cell>
          <table:table-cell office:value-type="string">
            <text:p>SV.Gest. Recursos judiciales.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ECJUS</text:p>
          </table:table-cell>
          <table:table-cell office:value-type="string">
            <text:p>Sec. Gral para la Justicia</text:p>
          </table:table-cell>
          <table:table-cell office:value-type="string">
            <text:p>GAB-RELINST</text:p>
          </table:table-cell>
          <table:table-cell office:value-type="string">
            <text:p>Gab. Relaciones Institucionale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V-PERS</text:p>
          </table:table-cell>
          <table:table-cell office:value-type="string">
            <text:p>Servicio de Personal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V-INF</text:p>
          </table:table-cell>
          <table:table-cell office:value-type="string">
            <text:p>Servicio de Informática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V-DOC</text:p>
          </table:table-cell>
          <table:table-cell office:value-type="string">
            <text:p>Servicio de Documentación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SV-PRESUP</text:p>
          </table:table-cell>
          <table:table-cell office:value-type="string">
            <text:p>Servicio de Presupuestos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DG-VGEN-ASVIC</text:p>
          </table:table-cell>
          <table:table-cell office:value-type="string">
            <text:p>D.G Violencia de Género</text:p>
          </table:table-cell>
          <table:table-cell office:value-type="string">
            <text:p>SV-PROTA-VGEN</text:p>
          </table:table-cell>
          <table:table-cell office:value-type="string">
            <text:p>SV.Prot. y Atenc. Violencia G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DG-VGEN-ASVIC</text:p>
          </table:table-cell>
          <table:table-cell office:value-type="string">
            <text:p>D.G Violencia de Género</text:p>
          </table:table-cell>
          <table:table-cell office:value-type="string">
            <text:p>SV-ASISJURVIC</text:p>
          </table:table-cell>
          <table:table-cell office:value-type="string">
            <text:p>SV.Asist. jca a víctimas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DG-COOR-PMIG</text:p>
          </table:table-cell>
          <table:table-cell office:value-type="string">
            <text:p>DG Coord.Políticas Migratorias</text:p>
          </table:table-cell>
          <table:table-cell office:value-type="string">
            <text:p>SV-COOR-RELINS</text:p>
          </table:table-cell>
          <table:table-cell office:value-type="string">
            <text:p>SV.Coord. Relac. Institucionale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DG-COOR-PMIG</text:p>
          </table:table-cell>
          <table:table-cell office:value-type="string">
            <text:p>DG Coord.Políticas Migratorias</text:p>
          </table:table-cell>
          <table:table-cell office:value-type="string">
            <text:p>SV-EST-PLAN</text:p>
          </table:table-cell>
          <table:table-cell office:value-type="string">
            <text:p>SV.Estudios y Planificación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DG-INT-EMER-PC</text:p>
          </table:table-cell>
          <table:table-cell office:value-type="string">
            <text:p>D.G Interior , Emerg. y Prot. C</text:p>
          </table:table-cell>
          <table:table-cell office:value-type="string">
            <text:p>AREA_EMER</text:p>
          </table:table-cell>
          <table:table-cell office:value-type="string">
            <text:p>Área de Emergencia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DG-INT-EMER-PC</text:p>
          </table:table-cell>
          <table:table-cell office:value-type="string">
            <text:p>D.G Interior , Emerg. y Prot. C</text:p>
          </table:table-cell>
          <table:table-cell office:value-type="string">
            <text:p>ESPA</text:p>
          </table:table-cell>
          <table:table-cell office:value-type="string">
            <text:p>Esc. Seguridad Públ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DG-INT-EMER-PC</text:p>
          </table:table-cell>
          <table:table-cell office:value-type="string">
            <text:p>D.G Interior , Emerg. y Prot. C</text:p>
          </table:table-cell>
          <table:table-cell office:value-type="string">
            <text:p>UPA</text:p>
          </table:table-cell>
          <table:table-cell office:value-type="string">
            <text:p>Unidad Policía Autonóm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DG-INT-EMER-PC</text:p>
          </table:table-cell>
          <table:table-cell office:value-type="string">
            <text:p>D.G Interior , Emerg. y Prot. C</text:p>
          </table:table-cell>
          <table:table-cell office:value-type="string">
            <text:p>SEGU</text:p>
          </table:table-cell>
          <table:table-cell office:value-type="string">
            <text:p>Seguridad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DG-INT-EMER-PC</text:p>
          </table:table-cell>
          <table:table-cell office:value-type="string">
            <text:p>D.G Interior , Emerg. y Prot. C</text:p>
          </table:table-cell>
          <table:table-cell office:value-type="string">
            <text:p>ESP-PUB</text:p>
          </table:table-cell>
          <table:table-cell office:value-type="string">
            <text:p>Espectáculos Públic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GT</text:p>
          </table:table-cell>
          <table:table-cell office:value-type="string">
            <text:p>Secretaría General Técnica </text:p>
          </table:table-cell>
          <table:table-cell office:value-type="string">
            <text:p>DG-INT-EMER-PC</text:p>
          </table:table-cell>
          <table:table-cell office:value-type="string">
            <text:p>D.G Interior , Emerg. y Prot. C</text:p>
          </table:table-cell>
          <table:table-cell office:value-type="string">
            <text:p>SV-EST-COOREL</text:p>
          </table:table-cell>
          <table:table-cell office:value-type="string">
            <text:p>Sv Estudios y Coord. Electoral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JI</text:p>
          </table:table-cell>
          <table:table-cell office:value-type="string">
            <text:p>Justicia e Interior</text:p>
          </table:table-cell>
          <table:table-cell office:value-type="string">
            <text:p>VIC</text:p>
          </table:table-cell>
          <table:table-cell office:value-type="string">
            <text:p>Viceconsejería </text:p>
          </table:table-cell>
          <table:table-cell office:value-type="string">
            <text:p>SERCONTRA</text:p>
          </table:table-cell>
          <table:table-cell office:value-type="string">
            <text:p>Servicio de contratación</text:p>
          </table:table-cell>
          <table:table-cell table:number-columns-repeated="8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AGAPA</text:p>
          </table:table-cell>
          <table:table-cell office:value-type="string">
            <text:p>Ag.Gestión Agraria y Pesquera</text:p>
          </table:table-cell>
          <table:table-cell office:value-type="string">
            <text:p>DIRGERAGAPA</text:p>
          </table:table-cell>
          <table:table-cell office:value-type="string">
            <text:p>Dirección Gerencia</text:p>
          </table:table-cell>
          <table:table-cell office:value-type="string">
            <text:p>SECGRALAGAPA</text:p>
          </table:table-cell>
          <table:table-cell office:value-type="string">
            <text:p>Secretaría General</text:p>
          </table:table-cell>
          <table:table-cell office:value-type="string">
            <text:p>SVREGJURCONT</text:p>
          </table:table-cell>
          <table:table-cell office:value-type="string">
            <text:p>Sv. Rég. Jurídico y Contratación</text:p>
          </table:table-cell>
          <table:table-cell office:value-type="string">
            <text:p>SUBRRHHCORP</text:p>
          </table:table-cell>
          <table:table-cell office:value-type="string">
            <text:p>Subd.RRHH y Corporativ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AGAPA</text:p>
          </table:table-cell>
          <table:table-cell office:value-type="string">
            <text:p>Ag.Gestión Agraria y Pesquera</text:p>
          </table:table-cell>
          <table:table-cell office:value-type="string">
            <text:p>DIRGERAGAPA</text:p>
          </table:table-cell>
          <table:table-cell office:value-type="string">
            <text:p>Dirección Gerencia</text:p>
          </table:table-cell>
          <table:table-cell office:value-type="string">
            <text:p>SECGRALAGAPA</text:p>
          </table:table-cell>
          <table:table-cell office:value-type="string">
            <text:p>Secretaría General</text:p>
          </table:table-cell>
          <table:table-cell office:value-type="string">
            <text:p>SVREGJURCONT</text:p>
          </table:table-cell>
          <table:table-cell office:value-type="string">
            <text:p>Sv. Rég. Jurídico y Contratación</text:p>
          </table:table-cell>
          <table:table-cell office:value-type="string">
            <text:p>SVCALIDADPROMDES</text:p>
          </table:table-cell>
          <table:table-cell office:value-type="string">
            <text:p>Sv.Calidad, Promoción Des.Rural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AGAPA</text:p>
          </table:table-cell>
          <table:table-cell office:value-type="string">
            <text:p>Ag.Gestión Agraria y Pesquera</text:p>
          </table:table-cell>
          <table:table-cell office:value-type="string">
            <text:p>DIRGERAGAPA</text:p>
          </table:table-cell>
          <table:table-cell office:value-type="string">
            <text:p>Dirección Gerencia</text:p>
          </table:table-cell>
          <table:table-cell office:value-type="string">
            <text:p>SECGRALAGAPA</text:p>
          </table:table-cell>
          <table:table-cell office:value-type="string">
            <text:p>Secretaría General</text:p>
          </table:table-cell>
          <table:table-cell office:value-type="string">
            <text:p>SVREGJURCONT</text:p>
          </table:table-cell>
          <table:table-cell office:value-type="string">
            <text:p>Sv. Rég. Jurídico y Contratación</text:p>
          </table:table-cell>
          <table:table-cell office:value-type="string">
            <text:p>SUBDRECURINFRA</text:p>
          </table:table-cell>
          <table:table-cell office:value-type="string">
            <text:p>Subd.Recursos e Infraestructura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AGAPA</text:p>
          </table:table-cell>
          <table:table-cell office:value-type="string">
            <text:p>Ag.Gestión Agraria y Pesquera</text:p>
          </table:table-cell>
          <table:table-cell office:value-type="string">
            <text:p>DIRGERAGAPA</text:p>
          </table:table-cell>
          <table:table-cell office:value-type="string">
            <text:p>Dirección Gerencia</text:p>
          </table:table-cell>
          <table:table-cell office:value-type="string">
            <text:p>SECGRALAGAPA</text:p>
          </table:table-cell>
          <table:table-cell office:value-type="string">
            <text:p>Secretaría General</text:p>
          </table:table-cell>
          <table:table-cell office:value-type="string">
            <text:p>SVREGJURCONT</text:p>
          </table:table-cell>
          <table:table-cell office:value-type="string">
            <text:p>Sv. Rég. Jurídico y Contratación</text:p>
          </table:table-cell>
          <table:table-cell office:value-type="string">
            <text:p>SUBDINSPCTRLAGRO</text:p>
          </table:table-cell>
          <table:table-cell office:value-type="string">
            <text:p>Subd.Inspecc.Control Agroalim.</text:p>
          </table:table-cell>
          <table:table-cell office:value-type="string">
            <text:p>SVCOODLABORAT</text:p>
          </table:table-cell>
          <table:table-cell office:value-type="string">
            <text:p>Sv.Coordinación Laboratorio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AGAPA</text:p>
          </table:table-cell>
          <table:table-cell office:value-type="string">
            <text:p>Ag.Gestión Agraria y Pesquera</text:p>
          </table:table-cell>
          <table:table-cell office:value-type="string">
            <text:p>DIRGERAGAPA</text:p>
          </table:table-cell>
          <table:table-cell office:value-type="string">
            <text:p>Dirección Gerencia</text:p>
          </table:table-cell>
          <table:table-cell office:value-type="string">
            <text:p>SECGRALAGAPA</text:p>
          </table:table-cell>
          <table:table-cell office:value-type="string">
            <text:p>Secretaría General</text:p>
          </table:table-cell>
          <table:table-cell office:value-type="string">
            <text:p>SVREGJURCONT</text:p>
          </table:table-cell>
          <table:table-cell office:value-type="string">
            <text:p>Sv. Rég. Jurídico y Contratación</text:p>
          </table:table-cell>
          <table:table-cell office:value-type="string">
            <text:p>SUBDINSPCTRLAGRO</text:p>
          </table:table-cell>
          <table:table-cell office:value-type="string">
            <text:p>Subd.Inspecc.Control Agroalim.</text:p>
          </table:table-cell>
          <table:table-cell office:value-type="string">
            <text:p>SVAPOYOTEC</text:p>
          </table:table-cell>
          <table:table-cell office:value-type="string">
            <text:p>Servicio de Apoyo Técnico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AGAPA</text:p>
          </table:table-cell>
          <table:table-cell office:value-type="string">
            <text:p>Ag.Gestión Agraria y Pesquera</text:p>
          </table:table-cell>
          <table:table-cell office:value-type="string">
            <text:p>DIRGERAGAPA</text:p>
          </table:table-cell>
          <table:table-cell office:value-type="string">
            <text:p>Dirección Gerencia</text:p>
          </table:table-cell>
          <table:table-cell office:value-type="string">
            <text:p>SECGRALAGAPA</text:p>
          </table:table-cell>
          <table:table-cell office:value-type="string">
            <text:p>Secretaría General</text:p>
          </table:table-cell>
          <table:table-cell office:value-type="string">
            <text:p>SVREGJURCONT</text:p>
          </table:table-cell>
          <table:table-cell office:value-type="string">
            <text:p>Sv. Rég. Jurídico y Contratación</text:p>
          </table:table-cell>
          <table:table-cell office:value-type="string">
            <text:p>SUBDINSPCTRLAGRO</text:p>
          </table:table-cell>
          <table:table-cell office:value-type="string">
            <text:p>Subd.Inspecc.Control Agroalim.</text:p>
          </table:table-cell>
          <table:table-cell office:value-type="string">
            <text:p>SVCOCE</text:p>
          </table:table-cell>
          <table:table-cell office:value-type="string">
            <text:p>Serv. Control y Certificació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AGAPA</text:p>
          </table:table-cell>
          <table:table-cell office:value-type="string">
            <text:p>Ag.Gestión Agraria y Pesquera</text:p>
          </table:table-cell>
          <table:table-cell office:value-type="string">
            <text:p>DIRGERAGAPA</text:p>
          </table:table-cell>
          <table:table-cell office:value-type="string">
            <text:p>Dirección Gerencia</text:p>
          </table:table-cell>
          <table:table-cell office:value-type="string">
            <text:p>SECGRALAGAPA</text:p>
          </table:table-cell>
          <table:table-cell office:value-type="string">
            <text:p>Secretaría General</text:p>
          </table:table-cell>
          <table:table-cell office:value-type="string">
            <text:p>SVREGJURCONT</text:p>
          </table:table-cell>
          <table:table-cell office:value-type="string">
            <text:p>Sv. Rég. Jurídico y Contratación</text:p>
          </table:table-cell>
          <table:table-cell office:value-type="string">
            <text:p>SUBDINSPCTRLAGRO</text:p>
          </table:table-cell>
          <table:table-cell office:value-type="string">
            <text:p>Subd.Inspecc.Control Agroalim.</text:p>
          </table:table-cell>
          <table:table-cell office:value-type="string">
            <text:p>SVINAGRO</text:p>
          </table:table-cell>
          <table:table-cell office:value-type="string">
            <text:p>Serv. Inspección Agroalimentari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AGAPA</text:p>
          </table:table-cell>
          <table:table-cell office:value-type="string">
            <text:p>Ag.Gestión Agraria y Pesquera</text:p>
          </table:table-cell>
          <table:table-cell office:value-type="string">
            <text:p>DIRGERAGAPA</text:p>
          </table:table-cell>
          <table:table-cell office:value-type="string">
            <text:p>Dirección Gerencia</text:p>
          </table:table-cell>
          <table:table-cell office:value-type="string">
            <text:p>SECGRALAGAPA</text:p>
          </table:table-cell>
          <table:table-cell office:value-type="string">
            <text:p>Secretaría General</text:p>
          </table:table-cell>
          <table:table-cell office:value-type="string">
            <text:p>SVREGJURCONT</text:p>
          </table:table-cell>
          <table:table-cell office:value-type="string">
            <text:p>Sv. Rég. Jurídico y Contratación</text:p>
          </table:table-cell>
          <table:table-cell office:value-type="string">
            <text:p>SUBDSISTINFORM</text:p>
          </table:table-cell>
          <table:table-cell office:value-type="string">
            <text:p>Subd.Sistemas de Informa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AGAPA</text:p>
          </table:table-cell>
          <table:table-cell office:value-type="string">
            <text:p>Ag.Gestión Agraria y Pesquera</text:p>
          </table:table-cell>
          <table:table-cell office:value-type="string">
            <text:p>DIRGERAGAPA</text:p>
          </table:table-cell>
          <table:table-cell office:value-type="string">
            <text:p>Dirección Gerencia</text:p>
          </table:table-cell>
          <table:table-cell office:value-type="string">
            <text:p>SECGRALAGAPA</text:p>
          </table:table-cell>
          <table:table-cell office:value-type="string">
            <text:p>Secretaría General</text:p>
          </table:table-cell>
          <table:table-cell office:value-type="string">
            <text:p>SVREGJURCONT</text:p>
          </table:table-cell>
          <table:table-cell office:value-type="string">
            <text:p>Sv. Rég. Jurídico y Contratación</text:p>
          </table:table-cell>
          <table:table-cell office:value-type="string">
            <text:p>SUBDCOORDPRORRII</text:p>
          </table:table-cell>
          <table:table-cell office:value-type="string">
            <text:p>Subd.Coord.Prospectiva y RRII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AGAPA</text:p>
          </table:table-cell>
          <table:table-cell office:value-type="string">
            <text:p>Ag.Gestión Agraria y Pesquera</text:p>
          </table:table-cell>
          <table:table-cell office:value-type="string">
            <text:p>DIRGERAGAPA</text:p>
          </table:table-cell>
          <table:table-cell office:value-type="string">
            <text:p>Dirección Gerencia</text:p>
          </table:table-cell>
          <table:table-cell office:value-type="string">
            <text:p>SECGRALAGAPA</text:p>
          </table:table-cell>
          <table:table-cell office:value-type="string">
            <text:p>Secretaría General</text:p>
          </table:table-cell>
          <table:table-cell office:value-type="string">
            <text:p>SVREGJURCONT</text:p>
          </table:table-cell>
          <table:table-cell office:value-type="string">
            <text:p>Sv. Rég. Jurídico y Contratación</text:p>
          </table:table-cell>
          <table:table-cell office:value-type="string">
            <text:p>SVACTSIGPROSP</text:p>
          </table:table-cell>
          <table:table-cell office:value-type="string">
            <text:p>Sv.Actuaciones SIG y Prospectiv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AP</text:p>
          </table:table-cell>
          <table:table-cell office:value-type="string">
            <text:p>Instituto Andaluz Admon. Pública</text:p>
          </table:table-cell>
          <table:table-cell office:value-type="string">
            <text:p>DIRECCIONIAAP</text:p>
          </table:table-cell>
          <table:table-cell office:value-type="string">
            <text:p>Dirección IAAP</text:p>
          </table:table-cell>
          <table:table-cell office:value-type="string">
            <text:p>SECGEN(SVADGYP)</text:p>
          </table:table-cell>
          <table:table-cell office:value-type="string">
            <text:p>Secretaría General(SV. Adm. GyP)</text:p>
          </table:table-cell>
          <table:table-cell office:value-type="string">
            <text:p>SVFORMIAAP</text:p>
          </table:table-cell>
          <table:table-cell office:value-type="string">
            <text:p>Servicio de Formación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AP</text:p>
          </table:table-cell>
          <table:table-cell office:value-type="string">
            <text:p>Instituto Andaluz Admon. Pública</text:p>
          </table:table-cell>
          <table:table-cell office:value-type="string">
            <text:p>DIRECCIONIAAP</text:p>
          </table:table-cell>
          <table:table-cell office:value-type="string">
            <text:p>Dirección IAAP</text:p>
          </table:table-cell>
          <table:table-cell office:value-type="string">
            <text:p>SECGEN(SVADGYP)</text:p>
          </table:table-cell>
          <table:table-cell office:value-type="string">
            <text:p>Secretaría General(SV. Adm. GyP)</text:p>
          </table:table-cell>
          <table:table-cell office:value-type="string">
            <text:p>SVSELECIAPP</text:p>
          </table:table-cell>
          <table:table-cell office:value-type="string">
            <text:p>Servicio de Selección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AP</text:p>
          </table:table-cell>
          <table:table-cell office:value-type="string">
            <text:p>Instituto Andaluz Admon. Pública</text:p>
          </table:table-cell>
          <table:table-cell office:value-type="string">
            <text:p>DIRECCIONIAAP</text:p>
          </table:table-cell>
          <table:table-cell office:value-type="string">
            <text:p>Dirección IAAP</text:p>
          </table:table-cell>
          <table:table-cell office:value-type="string">
            <text:p>SECGEN(SVADGYP)</text:p>
          </table:table-cell>
          <table:table-cell office:value-type="string">
            <text:p>Secretaría General(SV. Adm. GyP)</text:p>
          </table:table-cell>
          <table:table-cell office:value-type="string">
            <text:p>SVCOORIAAP</text:p>
          </table:table-cell>
          <table:table-cell office:value-type="string">
            <text:p>Servicio de Coordinación de AAPP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AP</text:p>
          </table:table-cell>
          <table:table-cell office:value-type="string">
            <text:p>Instituto Andaluz Admon. Pública</text:p>
          </table:table-cell>
          <table:table-cell office:value-type="string">
            <text:p>DIRECCIONIAAP</text:p>
          </table:table-cell>
          <table:table-cell office:value-type="string">
            <text:p>Dirección IAAP</text:p>
          </table:table-cell>
          <table:table-cell office:value-type="string">
            <text:p>SECGEN(SVADGYP)</text:p>
          </table:table-cell>
          <table:table-cell office:value-type="string">
            <text:p>Secretaría General(SV. Adm. GyP)</text:p>
          </table:table-cell>
          <table:table-cell office:value-type="string">
            <text:p>SVFORSELPEJUIAPP</text:p>
          </table:table-cell>
          <table:table-cell office:value-type="string">
            <text:p>SV Formación Selección Pers. Jus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AP</text:p>
          </table:table-cell>
          <table:table-cell office:value-type="string">
            <text:p>Instituto Andaluz Admon. Pública</text:p>
          </table:table-cell>
          <table:table-cell office:value-type="string">
            <text:p>DIRECCIONIAAP</text:p>
          </table:table-cell>
          <table:table-cell office:value-type="string">
            <text:p>Dirección IAAP</text:p>
          </table:table-cell>
          <table:table-cell office:value-type="string">
            <text:p>SECGEN(SVADGYP)</text:p>
          </table:table-cell>
          <table:table-cell office:value-type="string">
            <text:p>Secretaría General(SV. Adm. GyP)</text:p>
          </table:table-cell>
          <table:table-cell office:value-type="string">
            <text:p>SVDOCPUBIAAP</text:p>
          </table:table-cell>
          <table:table-cell office:value-type="string">
            <text:p>SV. Documentación <text:s/>Publicaciones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AP</text:p>
          </table:table-cell>
          <table:table-cell office:value-type="string">
            <text:p>Instituto Andaluz Admon. Pública</text:p>
          </table:table-cell>
          <table:table-cell office:value-type="string">
            <text:p>DIRECCIONIAAP</text:p>
          </table:table-cell>
          <table:table-cell office:value-type="string">
            <text:p>Dirección IAAP</text:p>
          </table:table-cell>
          <table:table-cell office:value-type="string">
            <text:p>SECGEN(SVADGYP)</text:p>
          </table:table-cell>
          <table:table-cell office:value-type="string">
            <text:p>Secretaría General(SV. Adm. GyP)</text:p>
          </table:table-cell>
          <table:table-cell office:value-type="string">
            <text:p>GABANINVIAAP</text:p>
          </table:table-cell>
          <table:table-cell office:value-type="string">
            <text:p>Gab. Análisisis Investigación.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AP</text:p>
          </table:table-cell>
          <table:table-cell office:value-type="string">
            <text:p>Instituto Andaluz Admon. Pública</text:p>
          </table:table-cell>
          <table:table-cell office:value-type="string">
            <text:p>DIRECCIONIAAP</text:p>
          </table:table-cell>
          <table:table-cell office:value-type="string">
            <text:p>Dirección IAAP</text:p>
          </table:table-cell>
          <table:table-cell office:value-type="string">
            <text:p>SECGEN(SVADGYP)</text:p>
          </table:table-cell>
          <table:table-cell office:value-type="string">
            <text:p>Secretaría General(SV. Adm. GyP)</text:p>
          </table:table-cell>
          <table:table-cell office:value-type="string">
            <text:p>SVINFORIAAP</text:p>
          </table:table-cell>
          <table:table-cell office:value-type="string">
            <text:p>Servicio de Informática IAAP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IAAP</text:p>
          </table:table-cell>
          <table:table-cell office:value-type="string">
            <text:p>Instituto Andaluz Admon. Pública</text:p>
          </table:table-cell>
          <table:table-cell office:value-type="string">
            <text:p>DIRECCIONIAAP</text:p>
          </table:table-cell>
          <table:table-cell office:value-type="string">
            <text:p>Dirección IAAP</text:p>
          </table:table-cell>
          <table:table-cell office:value-type="string">
            <text:p>SECGEN(SVADGYP)</text:p>
          </table:table-cell>
          <table:table-cell office:value-type="string">
            <text:p>Secretaría General(SV. Adm. GyP)</text:p>
          </table:table-cell>
          <table:table-cell office:value-type="string">
            <text:p>SVADMGENPERIAAP</text:p>
          </table:table-cell>
          <table:table-cell office:value-type="string">
            <text:p>SV Admon. General Personal(IAAP)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SAE</text:p>
          </table:table-cell>
          <table:table-cell office:value-type="string">
            <text:p>Servicio Andaluz de Empleo</text:p>
          </table:table-cell>
          <table:table-cell office:value-type="string">
            <text:p>DGESAE</text:p>
          </table:table-cell>
          <table:table-cell office:value-type="string">
            <text:p>Dirección Gerencia</text:p>
          </table:table-cell>
          <table:table-cell office:value-type="string">
            <text:p>SGSAE</text:p>
          </table:table-cell>
          <table:table-cell office:value-type="string">
            <text:p>Secretaría General</text:p>
          </table:table-cell>
          <table:table-cell office:value-type="string">
            <text:p>SVIPCSAE</text:p>
          </table:table-cell>
          <table:table-cell office:value-type="string">
            <text:p>Sv. Iniciativas Pro.Comunitarios</text:p>
          </table:table-cell>
          <table:table-cell office:value-type="string">
            <text:p>DGPASAE</text:p>
          </table:table-cell>
          <table:table-cell office:value-type="string">
            <text:p>D.G. Políticas Activas de Empleo</text:p>
          </table:table-cell>
          <table:table-cell office:value-type="string">
            <text:p>SVOPSAE</text:p>
          </table:table-cell>
          <table:table-cell office:value-type="string">
            <text:p>Sv. Or. Profesional e Inserció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SAE</text:p>
          </table:table-cell>
          <table:table-cell office:value-type="string">
            <text:p>Servicio Andaluz de Empleo</text:p>
          </table:table-cell>
          <table:table-cell office:value-type="string">
            <text:p>DGESAE</text:p>
          </table:table-cell>
          <table:table-cell office:value-type="string">
            <text:p>Dirección Gerencia</text:p>
          </table:table-cell>
          <table:table-cell office:value-type="string">
            <text:p>SGSAE</text:p>
          </table:table-cell>
          <table:table-cell office:value-type="string">
            <text:p>Secretaría General</text:p>
          </table:table-cell>
          <table:table-cell office:value-type="string">
            <text:p>SVIPCSAE</text:p>
          </table:table-cell>
          <table:table-cell office:value-type="string">
            <text:p>Sv. Iniciativas Pro.Comunitarios</text:p>
          </table:table-cell>
          <table:table-cell office:value-type="string">
            <text:p>DGPASAE</text:p>
          </table:table-cell>
          <table:table-cell office:value-type="string">
            <text:p>D.G. Políticas Activas de Empleo</text:p>
          </table:table-cell>
          <table:table-cell office:value-type="string">
            <text:p>SVIPSAE</text:p>
          </table:table-cell>
          <table:table-cell office:value-type="string">
            <text:p>Sv. Intermediación Profesion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SAE</text:p>
          </table:table-cell>
          <table:table-cell office:value-type="string">
            <text:p>Servicio Andaluz de Empleo</text:p>
          </table:table-cell>
          <table:table-cell office:value-type="string">
            <text:p>DGESAE</text:p>
          </table:table-cell>
          <table:table-cell office:value-type="string">
            <text:p>Dirección Gerencia</text:p>
          </table:table-cell>
          <table:table-cell office:value-type="string">
            <text:p>SGSAE</text:p>
          </table:table-cell>
          <table:table-cell office:value-type="string">
            <text:p>Secretaría General</text:p>
          </table:table-cell>
          <table:table-cell office:value-type="string">
            <text:p>SVIPCSAE</text:p>
          </table:table-cell>
          <table:table-cell office:value-type="string">
            <text:p>Sv. Iniciativas Pro.Comunitarios</text:p>
          </table:table-cell>
          <table:table-cell office:value-type="string">
            <text:p>DGPASAE</text:p>
          </table:table-cell>
          <table:table-cell office:value-type="string">
            <text:p>D.G. Políticas Activas de Empleo</text:p>
          </table:table-cell>
          <table:table-cell office:value-type="string">
            <text:p>SVPDSAE</text:p>
          </table:table-cell>
          <table:table-cell office:value-type="string">
            <text:p>Sv. Promoción y Desarrollo Loc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SAE</text:p>
          </table:table-cell>
          <table:table-cell office:value-type="string">
            <text:p>Servicio Andaluz de Empleo</text:p>
          </table:table-cell>
          <table:table-cell office:value-type="string">
            <text:p>DGESAE</text:p>
          </table:table-cell>
          <table:table-cell office:value-type="string">
            <text:p>Dirección Gerencia</text:p>
          </table:table-cell>
          <table:table-cell office:value-type="string">
            <text:p>SGSAE</text:p>
          </table:table-cell>
          <table:table-cell office:value-type="string">
            <text:p>Secretaría General</text:p>
          </table:table-cell>
          <table:table-cell office:value-type="string">
            <text:p>SVIPCSAE</text:p>
          </table:table-cell>
          <table:table-cell office:value-type="string">
            <text:p>Sv. Iniciativas Pro.Comunitarios</text:p>
          </table:table-cell>
          <table:table-cell office:value-type="string">
            <text:p>DGPASAE</text:p>
          </table:table-cell>
          <table:table-cell office:value-type="string">
            <text:p>D.G. Políticas Activas de Empleo</text:p>
          </table:table-cell>
          <table:table-cell office:value-type="string">
            <text:p>SVICSAE</text:p>
          </table:table-cell>
          <table:table-cell office:value-type="string">
            <text:p>Sv. Incentivos a la Contratació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SAE</text:p>
          </table:table-cell>
          <table:table-cell office:value-type="string">
            <text:p>Servicio Andaluz de Empleo</text:p>
          </table:table-cell>
          <table:table-cell office:value-type="string">
            <text:p>DGESAE</text:p>
          </table:table-cell>
          <table:table-cell office:value-type="string">
            <text:p>Dirección Gerencia</text:p>
          </table:table-cell>
          <table:table-cell office:value-type="string">
            <text:p>SGSAE</text:p>
          </table:table-cell>
          <table:table-cell office:value-type="string">
            <text:p>Secretaría General</text:p>
          </table:table-cell>
          <table:table-cell office:value-type="string">
            <text:p>SVIPCSAE</text:p>
          </table:table-cell>
          <table:table-cell office:value-type="string">
            <text:p>Sv. Iniciativas Pro.Comunitarios</text:p>
          </table:table-cell>
          <table:table-cell office:value-type="string">
            <text:p>OSGSAE</text:p>
          </table:table-cell>
          <table:table-cell office:value-type="string">
            <text:p>Órganos de la Secretaría General</text:p>
          </table:table-cell>
          <table:table-cell office:value-type="string">
            <text:p>COPDSAE</text:p>
          </table:table-cell>
          <table:table-cell office:value-type="string">
            <text:p>Coord.Planif. y Des. Normativo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SAE</text:p>
          </table:table-cell>
          <table:table-cell office:value-type="string">
            <text:p>Servicio Andaluz de Empleo</text:p>
          </table:table-cell>
          <table:table-cell office:value-type="string">
            <text:p>DGESAE</text:p>
          </table:table-cell>
          <table:table-cell office:value-type="string">
            <text:p>Dirección Gerencia</text:p>
          </table:table-cell>
          <table:table-cell office:value-type="string">
            <text:p>SGSAE</text:p>
          </table:table-cell>
          <table:table-cell office:value-type="string">
            <text:p>Secretaría General</text:p>
          </table:table-cell>
          <table:table-cell office:value-type="string">
            <text:p>SVIPCSAE</text:p>
          </table:table-cell>
          <table:table-cell office:value-type="string">
            <text:p>Sv. Iniciativas Pro.Comunitarios</text:p>
          </table:table-cell>
          <table:table-cell office:value-type="string">
            <text:p>OSGSAE</text:p>
          </table:table-cell>
          <table:table-cell office:value-type="string">
            <text:p>Órganos de la Secretaría General</text:p>
          </table:table-cell>
          <table:table-cell office:value-type="string">
            <text:p>COCGSAE</text:p>
          </table:table-cell>
          <table:table-cell office:value-type="string">
            <text:p>Coord.Calidad y Gestión Conocimi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SAE</text:p>
          </table:table-cell>
          <table:table-cell office:value-type="string">
            <text:p>Servicio Andaluz de Empleo</text:p>
          </table:table-cell>
          <table:table-cell office:value-type="string">
            <text:p>DGESAE</text:p>
          </table:table-cell>
          <table:table-cell office:value-type="string">
            <text:p>Dirección Gerencia</text:p>
          </table:table-cell>
          <table:table-cell office:value-type="string">
            <text:p>SGSAE</text:p>
          </table:table-cell>
          <table:table-cell office:value-type="string">
            <text:p>Secretaría General</text:p>
          </table:table-cell>
          <table:table-cell office:value-type="string">
            <text:p>SVIPCSAE</text:p>
          </table:table-cell>
          <table:table-cell office:value-type="string">
            <text:p>Sv. Iniciativas Pro.Comunitarios</text:p>
          </table:table-cell>
          <table:table-cell office:value-type="string">
            <text:p>OSGSAE</text:p>
          </table:table-cell>
          <table:table-cell office:value-type="string">
            <text:p>Órganos de la Secretaría General</text:p>
          </table:table-cell>
          <table:table-cell office:value-type="string">
            <text:p>SVPMSAE</text:p>
          </table:table-cell>
          <table:table-cell office:value-type="string">
            <text:p>Sv. Prospección Mercado Trabajo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SAE</text:p>
          </table:table-cell>
          <table:table-cell office:value-type="string">
            <text:p>Servicio Andaluz de Empleo</text:p>
          </table:table-cell>
          <table:table-cell office:value-type="string">
            <text:p>DGESAE</text:p>
          </table:table-cell>
          <table:table-cell office:value-type="string">
            <text:p>Dirección Gerencia</text:p>
          </table:table-cell>
          <table:table-cell office:value-type="string">
            <text:p>SGSAE</text:p>
          </table:table-cell>
          <table:table-cell office:value-type="string">
            <text:p>Secretaría General</text:p>
          </table:table-cell>
          <table:table-cell office:value-type="string">
            <text:p>SVIPCSAE</text:p>
          </table:table-cell>
          <table:table-cell office:value-type="string">
            <text:p>Sv. Iniciativas Pro.Comunitarios</text:p>
          </table:table-cell>
          <table:table-cell office:value-type="string">
            <text:p>OSGSAE</text:p>
          </table:table-cell>
          <table:table-cell office:value-type="string">
            <text:p>Órganos de la Secretaría General</text:p>
          </table:table-cell>
          <table:table-cell office:value-type="string">
            <text:p>SVTOPSAE</text:p>
          </table:table-cell>
          <table:table-cell office:value-type="string">
            <text:p>Sv. Tesorería Ordenación Pago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SAE</text:p>
          </table:table-cell>
          <table:table-cell office:value-type="string">
            <text:p>Servicio Andaluz de Empleo</text:p>
          </table:table-cell>
          <table:table-cell office:value-type="string">
            <text:p>DGESAE</text:p>
          </table:table-cell>
          <table:table-cell office:value-type="string">
            <text:p>Dirección Gerencia</text:p>
          </table:table-cell>
          <table:table-cell office:value-type="string">
            <text:p>SGSAE</text:p>
          </table:table-cell>
          <table:table-cell office:value-type="string">
            <text:p>Secretaría General</text:p>
          </table:table-cell>
          <table:table-cell office:value-type="string">
            <text:p>SVIPCSAE</text:p>
          </table:table-cell>
          <table:table-cell office:value-type="string">
            <text:p>Sv. Iniciativas Pro.Comunitarios</text:p>
          </table:table-cell>
          <table:table-cell office:value-type="string">
            <text:p>DGEVCOCA</text:p>
          </table:table-cell>
          <table:table-cell office:value-type="string">
            <text:p>D.G. Evaluación, Control y Calid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SGVRA</text:p>
          </table:table-cell>
          <table:table-cell office:value-type="string">
            <text:p>Secr. Gnrl. Vivienda, Rehab. Arq</text:p>
          </table:table-cell>
          <table:table-cell office:value-type="string">
            <text:p>FYV_CGSGVRA</text:p>
          </table:table-cell>
          <table:table-cell office:value-type="string">
            <text:p>Coordinación General de la SGVRA</text:p>
          </table:table-cell>
          <table:table-cell office:value-type="string">
            <text:p>FYV_DGRA</text:p>
          </table:table-cell>
          <table:table-cell office:value-type="string">
            <text:p>D.G. Rehabilitación Arquitectura</text:p>
          </table:table-cell>
          <table:table-cell office:value-type="string">
            <text:p>FYV_RV</text:p>
          </table:table-cell>
          <table:table-cell office:value-type="string">
            <text:p>SV Rehabilitación de Vivienda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SGVRA</text:p>
          </table:table-cell>
          <table:table-cell office:value-type="string">
            <text:p>Secr. Gnrl. Vivienda, Rehab. Arq</text:p>
          </table:table-cell>
          <table:table-cell office:value-type="string">
            <text:p>FYV_CGSGVRA</text:p>
          </table:table-cell>
          <table:table-cell office:value-type="string">
            <text:p>Coordinación General de la SGVRA</text:p>
          </table:table-cell>
          <table:table-cell office:value-type="string">
            <text:p>FYV_DGRA</text:p>
          </table:table-cell>
          <table:table-cell office:value-type="string">
            <text:p>D.G. Rehabilitación Arquitectura</text:p>
          </table:table-cell>
          <table:table-cell office:value-type="string">
            <text:p>FYV_SA</text:p>
          </table:table-cell>
          <table:table-cell office:value-type="string">
            <text:p>Servicio de Arquitectur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SGVRA</text:p>
          </table:table-cell>
          <table:table-cell office:value-type="string">
            <text:p>Secr. Gnrl. Vivienda, Rehab. Arq</text:p>
          </table:table-cell>
          <table:table-cell office:value-type="string">
            <text:p>FYV_CGSGVRA</text:p>
          </table:table-cell>
          <table:table-cell office:value-type="string">
            <text:p>Coordinación General de la SGVRA</text:p>
          </table:table-cell>
          <table:table-cell office:value-type="string">
            <text:p>FYV_DGV</text:p>
          </table:table-cell>
          <table:table-cell office:value-type="string">
            <text:p>Dirección General de Vivienda</text:p>
          </table:table-cell>
          <table:table-cell office:value-type="string">
            <text:p>FYV_SPR</text:p>
          </table:table-cell>
          <table:table-cell office:value-type="string">
            <text:p>Servicio Patrimonio Residenci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SGVRA</text:p>
          </table:table-cell>
          <table:table-cell office:value-type="string">
            <text:p>Secr. Gnrl. Vivienda, Rehab. Arq</text:p>
          </table:table-cell>
          <table:table-cell office:value-type="string">
            <text:p>FYV_CGSGVRA</text:p>
          </table:table-cell>
          <table:table-cell office:value-type="string">
            <text:p>Coordinación General de la SGVRA</text:p>
          </table:table-cell>
          <table:table-cell office:value-type="string">
            <text:p>FYV_DGV</text:p>
          </table:table-cell>
          <table:table-cell office:value-type="string">
            <text:p>Dirección General de Vivienda</text:p>
          </table:table-cell>
          <table:table-cell office:value-type="string">
            <text:p>FYV_SPT</text:p>
          </table:table-cell>
          <table:table-cell office:value-type="string">
            <text:p>SV. Planificación y Tecnologí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SGVRA</text:p>
          </table:table-cell>
          <table:table-cell office:value-type="string">
            <text:p>Secr. Gnrl. Vivienda, Rehab. Arq</text:p>
          </table:table-cell>
          <table:table-cell office:value-type="string">
            <text:p>FYV_CGSGVRA</text:p>
          </table:table-cell>
          <table:table-cell office:value-type="string">
            <text:p>Coordinación General de la SGVRA</text:p>
          </table:table-cell>
          <table:table-cell office:value-type="string">
            <text:p>FYV_DGV</text:p>
          </table:table-cell>
          <table:table-cell office:value-type="string">
            <text:p>Dirección General de Vivienda</text:p>
          </table:table-cell>
          <table:table-cell office:value-type="string">
            <text:p>FYV_SVP</text:p>
          </table:table-cell>
          <table:table-cell office:value-type="string">
            <text:p>Servicio de Vivienda Protegid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COORD.S.PPT.FYV</text:p>
          </table:table-cell>
          <table:table-cell office:value-type="string">
            <text:p>Coordinación Seguimiento Presup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SV.INF.GEO.E.FYV</text:p>
          </table:table-cell>
          <table:table-cell office:value-type="string">
            <text:p>Servicio Información Geográf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COORD.SIG.E.FYV</text:p>
          </table:table-cell>
          <table:table-cell office:value-type="string">
            <text:p>Coordinación SIG y Estadístic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SV.FOM.CAL. FYV</text:p>
          </table:table-cell>
          <table:table-cell office:value-type="string">
            <text:p>Servicio de Fomento y Control C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SV.INFOR.FYV</text:p>
          </table:table-cell>
          <table:table-cell office:value-type="string">
            <text:p>Servicio de Informática FYV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SV.PPT. G.E. FYV</text:p>
          </table:table-cell>
          <table:table-cell office:value-type="string">
            <text:p>Servicio de Presupuestos y Gest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SERV.AS.JUR.FYV</text:p>
          </table:table-cell>
          <table:table-cell office:value-type="string">
            <text:p>Servicio de Asuntos Jurídico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SV.PUBLIC.FYV</text:p>
          </table:table-cell>
          <table:table-cell office:value-type="string">
            <text:p>Servicio de Publicacione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SV.PERSON.FYV</text:p>
          </table:table-cell>
          <table:table-cell office:value-type="string">
            <text:p>Servicio de Personal FYV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SV.LEGISL.FYV</text:p>
          </table:table-cell>
          <table:table-cell office:value-type="string">
            <text:p>Servicio de Legisla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SV.AD.GRAL.FYV</text:p>
          </table:table-cell>
          <table:table-cell office:value-type="string">
            <text:p>Servicio Administración General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SGTFYV</text:p>
          </table:table-cell>
          <table:table-cell office:value-type="string">
            <text:p>Secretaría General Técnica FYV</text:p>
          </table:table-cell>
          <table:table-cell office:value-type="string">
            <text:p>COORD.SGT.FYV</text:p>
          </table:table-cell>
          <table:table-cell office:value-type="string">
            <text:p>Coordinador General SGT</text:p>
          </table:table-cell>
          <table:table-cell office:value-type="string">
            <text:p>SV.CONT.FYV</text:p>
          </table:table-cell>
          <table:table-cell office:value-type="string">
            <text:p>Servicio de Contratación FYV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GCFYV</text:p>
          </table:table-cell>
          <table:table-cell office:value-type="string">
            <text:p>Gabinete del/ la Consejero/a</text:p>
          </table:table-cell>
          <table:table-cell table:number-columns-repeated="8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CFYV</text:p>
          </table:table-cell>
          <table:table-cell office:value-type="string">
            <text:p>Coordin. General Viceconsejería</text:p>
          </table:table-cell>
          <table:table-cell office:value-type="string">
            <text:p>SV.COORD.FYV</text:p>
          </table:table-cell>
          <table:table-cell office:value-type="string">
            <text:p>Servicio de Coordinación FYV</text:p>
          </table:table-cell>
          <table:table-cell table:number-columns-repeated="6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DGM</text:p>
          </table:table-cell>
          <table:table-cell office:value-type="string">
            <text:p>Dirección General de Movilidad</text:p>
          </table:table-cell>
          <table:table-cell office:value-type="string">
            <text:p>FYV_SGDGM</text:p>
          </table:table-cell>
          <table:table-cell office:value-type="string">
            <text:p>Subdirección General de la DGM</text:p>
          </table:table-cell>
          <table:table-cell office:value-type="string">
            <text:p>FYV_SGT</text:p>
          </table:table-cell>
          <table:table-cell office:value-type="string">
            <text:p>Servicio Gestión del Transporte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DGM</text:p>
          </table:table-cell>
          <table:table-cell office:value-type="string">
            <text:p>Dirección General de Movilidad</text:p>
          </table:table-cell>
          <table:table-cell office:value-type="string">
            <text:p>FYV_SGDGM</text:p>
          </table:table-cell>
          <table:table-cell office:value-type="string">
            <text:p>Subdirección General de la DGM</text:p>
          </table:table-cell>
          <table:table-cell office:value-type="string">
            <text:p>FYV_SIS</text:p>
          </table:table-cell>
          <table:table-cell office:value-type="string">
            <text:p>Servicio Inspección y Sancione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DGM</text:p>
          </table:table-cell>
          <table:table-cell office:value-type="string">
            <text:p>Dirección General de Movilidad</text:p>
          </table:table-cell>
          <table:table-cell office:value-type="string">
            <text:p>FYV_SGDGM</text:p>
          </table:table-cell>
          <table:table-cell office:value-type="string">
            <text:p>Subdirección General de la DGM</text:p>
          </table:table-cell>
          <table:table-cell office:value-type="string">
            <text:p>FYV_SPET</text:p>
          </table:table-cell>
          <table:table-cell office:value-type="string">
            <text:p>SV. Planificación Explt. Transp.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DGM</text:p>
          </table:table-cell>
          <table:table-cell office:value-type="string">
            <text:p>Dirección General de Movilidad</text:p>
          </table:table-cell>
          <table:table-cell office:value-type="string">
            <text:p>FYV_SGDGM</text:p>
          </table:table-cell>
          <table:table-cell office:value-type="string">
            <text:p>Subdirección General de la DGM</text:p>
          </table:table-cell>
          <table:table-cell office:value-type="string">
            <text:p>FYV_SIT</text:p>
          </table:table-cell>
          <table:table-cell office:value-type="string">
            <text:p>SV Infraestructura del Transport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DGI</text:p>
          </table:table-cell>
          <table:table-cell office:value-type="string">
            <text:p>Dirección General Infraestructur</text:p>
          </table:table-cell>
          <table:table-cell office:value-type="string">
            <text:p>FYV_SGDGI</text:p>
          </table:table-cell>
          <table:table-cell office:value-type="string">
            <text:p>Subdirección General de la DGI</text:p>
          </table:table-cell>
          <table:table-cell office:value-type="string">
            <text:p>FYV_DGA</text:p>
          </table:table-cell>
          <table:table-cell office:value-type="string">
            <text:p>Dpto. Gestión Administrativ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DGI</text:p>
          </table:table-cell>
          <table:table-cell office:value-type="string">
            <text:p>Dirección General Infraestructur</text:p>
          </table:table-cell>
          <table:table-cell office:value-type="string">
            <text:p>FYV_SGDGI</text:p>
          </table:table-cell>
          <table:table-cell office:value-type="string">
            <text:p>Subdirección General de la DGI</text:p>
          </table:table-cell>
          <table:table-cell office:value-type="string">
            <text:p>FYV_SVCDPV</text:p>
          </table:table-cell>
          <table:table-cell office:value-type="string">
            <text:p>SV. Conserv. Dominio Pub. Viario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DGI</text:p>
          </table:table-cell>
          <table:table-cell office:value-type="string">
            <text:p>Dirección General Infraestructur</text:p>
          </table:table-cell>
          <table:table-cell office:value-type="string">
            <text:p>FYV_SGDGI</text:p>
          </table:table-cell>
          <table:table-cell office:value-type="string">
            <text:p>Subdirección General de la DGI</text:p>
          </table:table-cell>
          <table:table-cell office:value-type="string">
            <text:p>FVY_SEIO</text:p>
          </table:table-cell>
          <table:table-cell office:value-type="string">
            <text:p>SV. Ejecución e Inspección Obras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DGI</text:p>
          </table:table-cell>
          <table:table-cell office:value-type="string">
            <text:p>Dirección General Infraestructur</text:p>
          </table:table-cell>
          <table:table-cell office:value-type="string">
            <text:p>FYV_SGDGI</text:p>
          </table:table-cell>
          <table:table-cell office:value-type="string">
            <text:p>Subdirección General de la DGI</text:p>
          </table:table-cell>
          <table:table-cell office:value-type="string">
            <text:p>FYV_PS</text:p>
          </table:table-cell>
          <table:table-cell office:value-type="string">
            <text:p>SV de Proyección y Supervis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FYV</text:p>
          </table:table-cell>
          <table:table-cell office:value-type="string">
            <text:p>Fomento y Vivienda</text:p>
          </table:table-cell>
          <table:table-cell office:value-type="string">
            <text:p>VCONFYV</text:p>
          </table:table-cell>
          <table:table-cell office:value-type="string">
            <text:p>Viceconsejería FYV</text:p>
          </table:table-cell>
          <table:table-cell office:value-type="string">
            <text:p>FYV_DGI</text:p>
          </table:table-cell>
          <table:table-cell office:value-type="string">
            <text:p>Dirección General Infraestructur</text:p>
          </table:table-cell>
          <table:table-cell office:value-type="string">
            <text:p>FYV_SGDGI</text:p>
          </table:table-cell>
          <table:table-cell office:value-type="string">
            <text:p>Subdirección General de la DGI</text:p>
          </table:table-cell>
          <table:table-cell office:value-type="string">
            <text:p>FYV_SP</text:p>
          </table:table-cell>
          <table:table-cell office:value-type="string">
            <text:p>Servicio de Planifica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MA</text:p>
          </table:table-cell>
          <table:table-cell office:value-type="string">
            <text:p>Medio Ambiente y Ordenación Terr</text:p>
          </table:table-cell>
          <table:table-cell office:value-type="string">
            <text:p>CMA_VICE</text:p>
          </table:table-cell>
          <table:table-cell office:value-type="string">
            <text:p>Viceconsejería CMA</text:p>
          </table:table-cell>
          <table:table-cell office:value-type="string">
            <text:p>CMA_SGT</text:p>
          </table:table-cell>
          <table:table-cell office:value-type="string">
            <text:p>Secretaría General Técnica (CMA)</text:p>
          </table:table-cell>
          <table:table-cell office:value-type="string">
            <text:p>CMA_SGIMAA</text:p>
          </table:table-cell>
          <table:table-cell office:value-type="string">
            <text:p>SG. Integral Medio Ambiente Agua</text:p>
          </table:table-cell>
          <table:table-cell office:value-type="string">
            <text:p>CMA_DGENP</text:p>
          </table:table-cell>
          <table:table-cell office:value-type="string">
            <text:p>DG.Espacios Naturales y Particip</text:p>
          </table:table-cell>
          <table:table-cell office:value-type="string">
            <text:p>CMA_COORDGENP</text:p>
          </table:table-cell>
          <table:table-cell office:value-type="string">
            <text:p>Coordinación.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MA</text:p>
          </table:table-cell>
          <table:table-cell office:value-type="string">
            <text:p>Medio Ambiente y Ordenación Terr</text:p>
          </table:table-cell>
          <table:table-cell office:value-type="string">
            <text:p>CMA_VICE</text:p>
          </table:table-cell>
          <table:table-cell office:value-type="string">
            <text:p>Viceconsejería CMA</text:p>
          </table:table-cell>
          <table:table-cell office:value-type="string">
            <text:p>CMA_SGT</text:p>
          </table:table-cell>
          <table:table-cell office:value-type="string">
            <text:p>Secretaría General Técnica (CMA)</text:p>
          </table:table-cell>
          <table:table-cell office:value-type="string">
            <text:p>CMA_SGIMAA</text:p>
          </table:table-cell>
          <table:table-cell office:value-type="string">
            <text:p>SG. Integral Medio Ambiente Agua</text:p>
          </table:table-cell>
          <table:table-cell office:value-type="string">
            <text:p>CMA_DGPGDPH</text:p>
          </table:table-cell>
          <table:table-cell office:value-type="string">
            <text:p>DG Planif. Gest. Dom. Pub. Hidr.</text:p>
          </table:table-cell>
          <table:table-cell office:value-type="string">
            <text:p>CMA_COORDGPGDPH</text:p>
          </table:table-cell>
          <table:table-cell office:value-type="string">
            <text:p>Coordinación CMA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MA</text:p>
          </table:table-cell>
          <table:table-cell office:value-type="string">
            <text:p>Medio Ambiente y Ordenación Terr</text:p>
          </table:table-cell>
          <table:table-cell office:value-type="string">
            <text:p>CMA_VICE</text:p>
          </table:table-cell>
          <table:table-cell office:value-type="string">
            <text:p>Viceconsejería CMA</text:p>
          </table:table-cell>
          <table:table-cell office:value-type="string">
            <text:p>CMA_SGT</text:p>
          </table:table-cell>
          <table:table-cell office:value-type="string">
            <text:p>Secretaría General Técnica (CMA)</text:p>
          </table:table-cell>
          <table:table-cell office:value-type="string">
            <text:p>CMA_SGIMAA</text:p>
          </table:table-cell>
          <table:table-cell office:value-type="string">
            <text:p>SG. Integral Medio Ambiente Agua</text:p>
          </table:table-cell>
          <table:table-cell office:value-type="string">
            <text:p>CMA_CG</text:p>
          </table:table-cell>
          <table:table-cell office:value-type="string">
            <text:p>Coordinación General CMA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MA</text:p>
          </table:table-cell>
          <table:table-cell office:value-type="string">
            <text:p>Medio Ambiente y Ordenación Terr</text:p>
          </table:table-cell>
          <table:table-cell office:value-type="string">
            <text:p>CMA_VICE</text:p>
          </table:table-cell>
          <table:table-cell office:value-type="string">
            <text:p>Viceconsejería CMA</text:p>
          </table:table-cell>
          <table:table-cell office:value-type="string">
            <text:p>CMA_SGT</text:p>
          </table:table-cell>
          <table:table-cell office:value-type="string">
            <text:p>Secretaría General Técnica (CMA)</text:p>
          </table:table-cell>
          <table:table-cell office:value-type="string">
            <text:p>CMA_SGIMAA</text:p>
          </table:table-cell>
          <table:table-cell office:value-type="string">
            <text:p>SG. Integral Medio Ambiente Agua</text:p>
          </table:table-cell>
          <table:table-cell office:value-type="string">
            <text:p>CMA_DGGMN</text:p>
          </table:table-cell>
          <table:table-cell office:value-type="string">
            <text:p>D.G Gestión del Medio Natural</text:p>
          </table:table-cell>
          <table:table-cell office:value-type="string">
            <text:p>CMA_CDGGMN</text:p>
          </table:table-cell>
          <table:table-cell office:value-type="string">
            <text:p>Coord. D.G. Gest. Medio Natur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MA</text:p>
          </table:table-cell>
          <table:table-cell office:value-type="string">
            <text:p>Medio Ambiente y Ordenación Terr</text:p>
          </table:table-cell>
          <table:table-cell office:value-type="string">
            <text:p>CMA_VICE</text:p>
          </table:table-cell>
          <table:table-cell office:value-type="string">
            <text:p>Viceconsejería CMA</text:p>
          </table:table-cell>
          <table:table-cell office:value-type="string">
            <text:p>CMA_SGT</text:p>
          </table:table-cell>
          <table:table-cell office:value-type="string">
            <text:p>Secretaría General Técnica (CMA)</text:p>
          </table:table-cell>
          <table:table-cell office:value-type="string">
            <text:p>CMA_SGIMAA</text:p>
          </table:table-cell>
          <table:table-cell office:value-type="string">
            <text:p>SG. Integral Medio Ambiente Agua</text:p>
          </table:table-cell>
          <table:table-cell office:value-type="string">
            <text:p>CMA_DGIEA</text:p>
          </table:table-cell>
          <table:table-cell office:value-type="string">
            <text:p>D.G. Infra. <text:s/>Explotación delAgua</text:p>
          </table:table-cell>
          <table:table-cell office:value-type="string">
            <text:p>CMA_SCC</text:p>
          </table:table-cell>
          <table:table-cell office:value-type="string">
            <text:p>Sv. Contratación y Convenios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MA</text:p>
          </table:table-cell>
          <table:table-cell office:value-type="string">
            <text:p>Medio Ambiente y Ordenación Terr</text:p>
          </table:table-cell>
          <table:table-cell office:value-type="string">
            <text:p>CMA_VICE</text:p>
          </table:table-cell>
          <table:table-cell office:value-type="string">
            <text:p>Viceconsejería CMA</text:p>
          </table:table-cell>
          <table:table-cell office:value-type="string">
            <text:p>CMA_SGT</text:p>
          </table:table-cell>
          <table:table-cell office:value-type="string">
            <text:p>Secretaría General Técnica (CMA)</text:p>
          </table:table-cell>
          <table:table-cell office:value-type="string">
            <text:p>CMA_SGIMAA</text:p>
          </table:table-cell>
          <table:table-cell office:value-type="string">
            <text:p>SG. Integral Medio Ambiente Agua</text:p>
          </table:table-cell>
          <table:table-cell office:value-type="string">
            <text:p>CMA_DGPCA</text:p>
          </table:table-cell>
          <table:table-cell office:value-type="string">
            <text:p>DG. Prevención Calidad Ambiental</text:p>
          </table:table-cell>
          <table:table-cell office:value-type="string">
            <text:p>CMA_COORDGPCA</text:p>
          </table:table-cell>
          <table:table-cell office:value-type="string">
            <text:p>Coordinación General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MA</text:p>
          </table:table-cell>
          <table:table-cell office:value-type="string">
            <text:p>Medio Ambiente y Ordenación Terr</text:p>
          </table:table-cell>
          <table:table-cell office:value-type="string">
            <text:p>CMA_VICE</text:p>
          </table:table-cell>
          <table:table-cell office:value-type="string">
            <text:p>Viceconsejería CMA</text:p>
          </table:table-cell>
          <table:table-cell office:value-type="string">
            <text:p>CMA_SGT</text:p>
          </table:table-cell>
          <table:table-cell office:value-type="string">
            <text:p>Secretaría General Técnica (CMA)</text:p>
          </table:table-cell>
          <table:table-cell office:value-type="string">
            <text:p>CMA_SGOTCC</text:p>
          </table:table-cell>
          <table:table-cell office:value-type="string">
            <text:p>SG. Ord. Terr. Cambio Climático</text:p>
          </table:table-cell>
          <table:table-cell office:value-type="string">
            <text:p>CMA_SUBDIRECCION</text:p>
          </table:table-cell>
          <table:table-cell office:value-type="string">
            <text:p>Subdirección</text:p>
          </table:table-cell>
          <table:table-cell table:number-columns-repeated="4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MA</text:p>
          </table:table-cell>
          <table:table-cell office:value-type="string">
            <text:p>Medio Ambiente y Ordenación Terr</text:p>
          </table:table-cell>
          <table:table-cell office:value-type="string">
            <text:p>CMA_VICE</text:p>
          </table:table-cell>
          <table:table-cell office:value-type="string">
            <text:p>Viceconsejería CMA</text:p>
          </table:table-cell>
          <table:table-cell office:value-type="string">
            <text:p>CMA_SGT</text:p>
          </table:table-cell>
          <table:table-cell office:value-type="string">
            <text:p>Secretaría General Técnica (CMA)</text:p>
          </table:table-cell>
          <table:table-cell office:value-type="string">
            <text:p>CMA_SGOTCC</text:p>
          </table:table-cell>
          <table:table-cell office:value-type="string">
            <text:p>SG. Ord. Terr. Cambio Climático</text:p>
          </table:table-cell>
          <table:table-cell office:value-type="string">
            <text:p>CMA_SGU</text:p>
          </table:table-cell>
          <table:table-cell office:value-type="string">
            <text:p>D.G Urbanismo</text:p>
          </table:table-cell>
          <table:table-cell office:value-type="string">
            <text:p>CMA_AT</text:p>
          </table:table-cell>
          <table:table-cell office:value-type="string">
            <text:p>Área de Tramitación</text:p>
          </table:table-cell>
          <table:table-cell table:number-columns-repeated="2"/>
        </table:table-row>
        <table:table-row table:style-name="ro2">
          <table:table-cell office:value-type="string">
            <text:p>JA</text:p>
          </table:table-cell>
          <table:table-cell office:value-type="string">
            <text:p>Junta de Andalucía</text:p>
          </table:table-cell>
          <table:table-cell office:value-type="string">
            <text:p>CMA</text:p>
          </table:table-cell>
          <table:table-cell office:value-type="string">
            <text:p>Medio Ambiente y Ordenación Terr</text:p>
          </table:table-cell>
          <table:table-cell office:value-type="string">
            <text:p>CMA_VICE</text:p>
          </table:table-cell>
          <table:table-cell office:value-type="string">
            <text:p>Viceconsejería CMA</text:p>
          </table:table-cell>
          <table:table-cell office:value-type="string">
            <text:p>CMA_SGT</text:p>
          </table:table-cell>
          <table:table-cell office:value-type="string">
            <text:p>Secretaría General Técnica (CMA)</text:p>
          </table:table-cell>
          <table:table-cell office:value-type="string">
            <text:p>CMA_UA_VICE</text:p>
          </table:table-cell>
          <table:table-cell office:value-type="string">
            <text:p>Unidad Administrativa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17/10/2014</text:date>, <text:time>11:58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1:31:05.20</meta:creation-date>
    <dc:date>2014-10-17T11:58:50.46</dc:date>
    <meta:editing-duration>PT19M45S</meta:editing-duration>
    <meta:editing-cycles>2</meta:editing-cycles>
    <meta:generator>OpenOffice.org/3.4$Win32 OpenOffice.org_project/340m1$Build-9590</meta:generator>
    <meta:document-statistic meta:table-count="3" meta:cell-count="3323" meta:object-count="0"/>
  </office:meta>
</office:document-meta>
</file>